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C0000000CADEFFC2D.png" manifest:media-type="image/png"/>
  <manifest:file-entry manifest:full-path="Pictures/100000010000000C0000000C5B927C3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-Color-Emoji" svg:font-family="Noto-Color-Emoji"/>
    <style:font-face style:name="Noto-Mono" svg:font-family="Noto-Mono"/>
    <style:font-face style:name="Noto-Sans" svg:font-family="Noto-Sans"/>
    <style:font-face style:name="Noto-Sans-CJK-JP" svg:font-family="Noto-Sans-CJK-JP"/>
    <style:font-face style:name="Noto-Sans-Mono" svg:font-family="Noto-Sans-Mono"/>
    <style:font-face style:name="NotoMono" svg:font-family="NotoMono"/>
    <style:font-face style:name="NotoSans" svg:font-family="NotoSans"/>
    <style:font-face style:name="NotoSansBold" svg:font-family="NotoSansBold"/>
    <style:font-face style:name="NotoSansCJKJP" svg:font-family="NotoSansCJKJP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bbbbb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2a600" loext:decorative="false"/>
    </style:style>
    <style:style style:name="gr6" style:family="graphic" style:parent-style-name="standard">
      <style:graphic-properties draw:stroke="none" draw:fill="solid" draw:fill-color="#ffcc32" loext:decorative="false"/>
    </style:style>
    <style:style style:name="gr7" style:family="graphic" style:parent-style-name="standard">
      <style:graphic-properties draw:stroke="none" draw:fill="solid" draw:fill-color="#424242" loext:decorative="false"/>
    </style:style>
    <style:style style:name="gr8" style:family="graphic" style:parent-style-name="standard">
      <style:graphic-properties draw:stroke="none" draw:fill="bitmap" draw:fill-color="#000000" draw:fill-image-name="fill-image42" draw:fill-image-width="0.004cm" draw:fill-image-height="5%" loext:decorative="false"/>
    </style:style>
    <style:style style:name="gr9" style:family="graphic" style:parent-style-name="standard">
      <style:graphic-properties draw:stroke="none" draw:fill="bitmap" draw:fill-color="#000000" draw:fill-image-name="fill-image45" draw:fill-image-width="0cm" draw:fill-image-height="1%" loext:decorative="false"/>
    </style:style>
    <style:style style:name="gr10" style:family="graphic" style:parent-style-name="standard">
      <style:graphic-properties draw:stroke="none" draw:fill="solid" draw:fill-color="#fff170" loext:decorative="false"/>
    </style:style>
    <style:style style:name="gr11" style:family="graphic" style:parent-style-name="standard">
      <style:graphic-properties draw:stroke="none" draw:fill="solid" draw:fill-color="#ff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bbbbb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3.5pt" style:font-size-asian="13.5pt" style:font-size-complex="13.5pt"/>
    </style:style>
    <style:style style:name="P6" style:family="paragraph">
      <loext:graphic-properties draw:fill="solid" draw:fill-color="#f2a600"/>
    </style:style>
    <style:style style:name="P7" style:family="paragraph">
      <loext:graphic-properties draw:fill="solid" draw:fill-color="#ffcc32"/>
    </style:style>
    <style:style style:name="P8" style:family="paragraph">
      <loext:graphic-properties draw:fill="solid" draw:fill-color="#424242"/>
    </style:style>
    <style:style style:name="P9" style:family="paragraph">
      <loext:graphic-properties draw:fill="bitmap" draw:fill-color="#000000" draw:fill-image-name="fill-image42" draw:fill-image-width="0.004cm" draw:fill-image-height="5%"/>
    </style:style>
    <style:style style:name="P10" style:family="paragraph">
      <loext:graphic-properties draw:fill="bitmap" draw:fill-color="#000000" draw:fill-image-name="fill-image45" draw:fill-image-width="0cm" draw:fill-image-height="1%"/>
    </style:style>
    <style:style style:name="P11" style:family="paragraph">
      <loext:graphic-properties draw:fill="solid" draw:fill-color="#fff170"/>
    </style:style>
    <style:style style:name="P12" style:family="paragraph">
      <loext:graphic-properties draw:fill="solid" draw:fill-color="#ff0000"/>
    </style:style>
    <style:style style:name="P13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NotoSans" fo:font-size="18pt" fo:font-weight="bold" style:font-name-asian="NotoSans" style:font-size-asian="18pt" style:font-weight-asian="bold" style:font-name-complex="NotoSans" style:font-size-complex="18pt" style:font-weight-complex="bold"/>
    </style:style>
    <style:style style:name="T2" style:family="text">
      <style:text-properties fo:color="#000000" loext:opacity="100%" style:font-name="NotoSans" fo:font-size="9pt" fo:font-style="italic" fo:font-weight="normal" style:font-name-asian="NotoSans" style:font-size-asian="9pt" style:font-style-asian="italic" style:font-weight-asian="normal" style:font-name-complex="NotoSans" style:font-size-complex="9pt" style:font-style-complex="italic" style:font-weight-complex="normal"/>
    </style:style>
    <style:style style:name="T3" style:family="text">
      <style:text-properties fo:color="#000000" loext:opacity="100%" style:font-name="NotoSans" fo:font-size="13.5pt" fo:font-weight="bold" style:font-name-asian="NotoSans" style:font-size-asian="13.5pt" style:font-weight-asian="bold" style:font-name-complex="NotoSans" style:font-size-complex="13.5pt" style:font-weight-complex="bold"/>
    </style:style>
    <style:style style:name="T4" style:family="text">
      <style:text-properties fo:color="#000000" loext:opacity="100%" style:font-name="NotoSans" fo:font-size="9pt" fo:font-weight="bold" style:font-name-asian="NotoSans" style:font-size-asian="9pt" style:font-weight-asian="bold" style:font-name-complex="NotoSans" style:font-size-complex="9pt" style:font-weight-complex="bold"/>
    </style:style>
    <style:style style:name="T5" style:family="text">
      <style:text-properties fo:color="#000000" loext:opacity="100%" style:font-name="Noto-Mono" fo:font-size="9pt" fo:font-weight="normal" style:font-name-asian="Noto-Mono" style:font-size-asian="9pt" style:font-weight-asian="normal" style:font-name-complex="Noto-Mono" style:font-size-complex="9pt" style:font-weight-complex="normal"/>
    </style:style>
    <style:style style:name="T6" style:family="text">
      <style:text-properties fo:color="#000000" loext:opacity="100%" style:font-name="Noto-Sans" fo:font-size="9pt" fo:font-weight="normal" style:font-name-asian="Noto-Sans" style:font-size-asian="9pt" style:font-weight-asian="normal" style:font-name-complex="Noto-Sans" style:font-size-complex="9pt" style:font-weight-complex="normal"/>
    </style:style>
    <style:style style:name="T7" style:family="text">
      <style:text-properties fo:color="#000000" loext:opacity="100%" style:font-name="Noto-Sans-CJK-JP" fo:font-size="9pt" fo:font-weight="normal" style:font-name-asian="Noto-Sans-CJK-JP" style:font-size-asian="9pt" style:font-weight-asian="normal" style:font-name-complex="Noto-Sans-CJK-JP" style:font-size-complex="9pt" style:font-weight-complex="normal"/>
    </style:style>
    <style:style style:name="T8" style:family="text">
      <style:text-properties fo:color="#000000" loext:opacity="100%" style:font-name="Noto-Color-Emoji" fo:font-size="9pt" fo:font-weight="normal" style:font-name-asian="Noto-Color-Emoji" style:font-size-asian="9pt" style:font-weight-asian="normal" style:font-name-complex="Noto-Color-Emoji" style:font-size-complex="9pt" style:font-weight-complex="normal"/>
    </style:style>
    <style:style style:name="T9" style:family="text">
      <style:text-properties fo:color="#008000" loext:opacity="100%" style:font-name="Noto-Mono" fo:font-size="9pt" fo:font-weight="normal" style:font-name-asian="Noto-Mono" style:font-size-asian="9pt" style:font-weight-asian="normal" style:font-name-complex="Noto-Mono" style:font-size-complex="9pt" style:font-weight-complex="normal"/>
    </style:style>
    <style:style style:name="T10" style:family="text">
      <style:text-properties fo:color="#0000ff" loext:opacity="100%" style:font-name="Noto-Mono" fo:font-size="9pt" fo:font-weight="normal" style:font-name-asian="Noto-Mono" style:font-size-asian="9pt" style:font-weight-asian="normal" style:font-name-complex="Noto-Mono" style:font-size-complex="9pt" style:font-weight-complex="normal"/>
    </style:style>
    <style:style style:name="T11" style:family="text">
      <style:text-properties fo:color="#a31515" loext:opacity="100%" style:font-name="Noto-Mono" fo:font-size="9pt" fo:font-weight="normal" style:font-name-asian="Noto-Mono" style:font-size-asian="9pt" style:font-weight-asian="normal" style:font-name-complex="Noto-Mono" style:font-size-complex="9pt" style:font-weight-complex="normal"/>
    </style:style>
    <style:style style:name="T12" style:family="text">
      <style:text-properties fo:color="#6e6e6e" loext:opacity="100%" style:font-name="Noto-Sans" fo:font-size="9pt" fo:font-weight="normal" style:font-name-asian="Noto-Sans" style:font-size-asian="9pt" style:font-weight-asian="normal" style:font-name-complex="Noto-Sans" style:font-size-complex="9pt" style:font-weight-complex="normal"/>
    </style:style>
    <style:style style:name="T13" style:family="text">
      <style:text-properties fo:color="#000000" loext:opacity="100%" style:font-name="NotoSansBold" fo:font-size="9pt" fo:font-style="italic" fo:font-weight="normal" style:font-name-asian="NotoSansBold" style:font-size-asian="9pt" style:font-style-asian="italic" style:font-weight-asian="normal" style:font-name-complex="NotoSansBold" style:font-size-complex="9pt" style:font-style-complex="italic" style:font-weight-complex="normal"/>
    </style:style>
    <style:style style:name="T14" style:family="text">
      <style:text-properties fo:color="#000000" loext:opacity="100%" style:font-name="NotoSansCJKJP" fo:font-size="9pt" fo:font-style="italic" fo:font-weight="normal" style:font-name-asian="NotoSansCJKJP" style:font-size-asian="9pt" style:font-style-asian="italic" style:font-weight-asian="normal" style:font-name-complex="NotoSansCJKJP" style:font-size-complex="9pt" style:font-style-complex="italic" style:font-weight-complex="normal"/>
    </style:style>
    <style:style style:name="T15" style:family="text">
      <style:text-properties fo:color="#000000" loext:opacity="100%" style:font-name="NotoMono" fo:font-size="9pt" fo:font-style="italic" fo:font-weight="normal" style:font-name-asian="NotoMono" style:font-size-asian="9pt" style:font-style-asian="italic" style:font-weight-asian="normal" style:font-name-complex="NotoMono" style:font-size-complex="9pt" style:font-style-complex="italic" style:font-weight-complex="normal"/>
    </style:style>
    <style:style style:name="T16" style:family="text">
      <style:text-properties fo:color="#000000" loext:opacity="100%" style:font-name="NotoSans" fo:font-size="10.5pt" fo:font-weight="bold" style:font-name-asian="NotoSans" style:font-size-asian="10.5pt" style:font-weight-asian="bold" style:font-name-complex="NotoSans" style:font-size-complex="10.5pt" style:font-weight-complex="bold"/>
    </style:style>
    <style:style style:name="T17" style:family="text">
      <style:text-properties fo:color="#008000" loext:opacity="100%" style:font-name="Noto-Sans-Mono" fo:font-size="9pt" fo:font-weight="normal" style:font-name-asian="Noto-Sans-Mono" style:font-size-asian="9pt" style:font-weight-asian="normal" style:font-name-complex="Noto-Sans-Mono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497cm" svg:height="0.027cm" svg:x="2.751cm" svg:y="5.348cm" svg:viewBox="0 0 15498 28" draw:points="15498,28 0,28 0,0 15498,0">
          <text:p/>
        </draw:polygon>
        <draw:path draw:style-name="gr1" draw:text-style-name="P1" draw:layer="layout" svg:width="15.497cm" svg:height="7.356cm" svg:x="2.751cm" svg:y="13.321cm" svg:viewBox="0 0 15498 7357" svg:d="M106 27h15286c44 0 79 36 79 79v7145c0 44-35 79-79 79h-15286c-44 0-79-35-79-79v-7145c0-43 35-79 79-79zM106 0h15286c58 0 106 48 106 106v7145c0 58-48 106-106 106h-15286c-58 0-106-48-106-106v-7145c0-58 48-106 106-106z">
          <text:p/>
        </draw:path>
        <draw:polygon draw:style-name="gr1" draw:text-style-name="P1" draw:layer="layout" svg:width="15.497cm" svg:height="0.026cm" svg:x="2.751cm" svg:y="21.206cm" svg:viewBox="0 0 15498 27" draw:points="15498,27 0,27 0,0 15498,0">
          <text:p/>
        </draw:polygon>
        <draw:path draw:style-name="gr1" draw:text-style-name="P1" draw:layer="layout" svg:width="0.05cm" svg:height="4.257cm" svg:x="18.198cm" svg:y="22.902cm" svg:viewBox="0 0 51 4258" svg:d="M24 4258v-4183c0-22-9-42-24-56l20-19c19 20 31 46 31 75v4183z">
          <text:p/>
        </draw:path>
        <draw:frame draw:style-name="gr2" draw:text-style-name="P3" draw:layer="layout" svg:width="8.101cm" svg:height="0.865cm" svg:x="2.752cm" svg:y="3.009cm">
          <draw:text-box>
            <text:p text:style-name="P2"><text:span text:style-name="T1">Vivaya – Antisèche Admin</text:span></text:p>
          </draw:text-box>
        </draw:frame>
        <draw:frame draw:style-name="gr3" draw:text-style-name="P4" draw:layer="layout" svg:width="6.934cm" svg:height="0.433cm" svg:x="2.752cm" svg:y="4.365cm">
          <draw:text-box>
            <text:p text:style-name="P2"><text:span text:style-name="T2">Pour Philippe • version simple, robuste, en FR/EN.</text:span></text:p>
          </draw:text-box>
        </draw:frame>
        <draw:frame draw:style-name="gr4" draw:text-style-name="P5" draw:layer="layout" svg:width="7.038cm" svg:height="0.649cm" svg:x="2.752cm" svg:y="5.937cm">
          <draw:text-box>
            <text:p text:style-name="P2"><text:span text:style-name="T3">1) Tables &amp; clés primaires (PK)</text:span></text:p>
          </draw:text-box>
        </draw:frame>
        <draw:path draw:style-name="gr1" draw:text-style-name="P1" draw:layer="layout" svg:width="2.551cm" svg:height="0.582cm" svg:x="5.445cm" svg:y="6.975cm" svg:viewBox="0 0 2552 583" svg:d="M106 27h2340c44 0 79 36 79 79v372c0 43-35 79-79 79h-2340c-44 0-80-36-80-79v-372c0-43 36-79 80-79zM106 0h2340c58 0 106 48 106 106v372c0 58-48 105-106 105h-2340c-58 0-106-47-106-105v-372c0-58 48-106 106-106z">
          <text:p/>
        </draw:path>
        <draw:frame draw:style-name="gr3" draw:text-style-name="P4" draw:layer="layout" svg:width="1.548cm" svg:height="0.433cm" svg:x="3.81cm" svg:y="7.036cm">
          <draw:text-box>
            <text:p text:style-name="P2"><text:span text:style-name="T4">plan_tiers</text:span></text:p>
          </draw:text-box>
        </draw:frame>
        <draw:path draw:style-name="gr1" draw:text-style-name="P1" draw:layer="layout" svg:width="1.026cm" svg:height="0.582cm" svg:x="10.065cm" svg:y="6.975cm" svg:viewBox="0 0 1027 583" svg:d="M105 27h817c43 0 79 36 79 79v372c0 43-36 79-79 79h-817c-43 0-79-36-79-79v-372c0-43 36-79 79-79zM105 0h817c58 0 105 48 105 106v372c0 58-47 105-105 105h-817c-58 0-105-47-105-105v-372c0-58 47-106 105-106z">
          <text:p/>
        </draw:path>
        <draw:frame draw:style-name="gr3" draw:text-style-name="P4" draw:layer="layout" svg:width="3.764cm" svg:height="0.433cm" svg:x="5.578cm" svg:y="7.036cm">
          <draw:text-box>
            <text:p text:style-name="P2"><text:span text:style-name="T5">(id text PK) <text:s/></text:span><text:span text:style-name="T6">— exemples: </text:span></text:p>
          </draw:text-box>
        </draw:frame>
        <draw:path draw:style-name="gr1" draw:text-style-name="P1" draw:layer="layout" svg:width="1.217cm" svg:height="0.582cm" svg:x="11.259cm" svg:y="6.975cm" svg:viewBox="0 0 1218 583" svg:d="M106 27h1006c44 0 80 36 80 79v372c0 43-36 79-80 79h-1006c-44 0-80-36-80-79v-372c0-43 36-79 80-79zM106 0h1006c59 0 106 48 106 106v372c0 58-47 105-106 105h-1006c-58 0-106-47-106-105v-372c0-58 48-106 106-106z">
          <text:p/>
        </draw:path>
        <draw:frame draw:style-name="gr3" draw:text-style-name="P4" draw:layer="layout" svg:width="0.85cm" svg:height="0.433cm" svg:x="10.197cm" svg:y="7.036cm">
          <draw:text-box>
            <text:p text:style-name="P2"><text:span text:style-name="T5">free</text:span><text:span text:style-name="T6"> , </text:span></text:p>
          </draw:text-box>
        </draw:frame>
        <draw:frame draw:style-name="gr3" draw:text-style-name="P4" draw:layer="layout" svg:width="0.807cm" svg:height="0.433cm" svg:x="11.392cm" svg:y="7.036cm">
          <draw:text-box>
            <text:p text:style-name="P2"><text:span text:style-name="T5">elite</text:span><text:span text:style-name="T6"> .</text:span></text:p>
          </draw:text-box>
        </draw:frame>
        <draw:path draw:style-name="gr1" draw:text-style-name="P1" draw:layer="layout" svg:width="6.933cm" svg:height="0.582cm" svg:x="6.053cm" svg:y="7.482cm" svg:viewBox="0 0 6934 583" svg:d="M105 26h6723c44 0 79 36 79 79v372c0 43-35 79-79 79h-6723c-43 0-79-36-79-79v-372c0-43 36-79 79-79zM105 0h6723c58 0 106 47 106 105v372c0 58-48 106-106 106h-6723c-58 0-105-48-105-106v-372c0-58 47-105 105-105z">
          <text:p/>
        </draw:path>
        <draw:frame draw:style-name="gr3" draw:text-style-name="P4" draw:layer="layout" svg:width="2.162cm" svg:height="0.433cm" svg:x="3.81cm" svg:y="7.542cm">
          <draw:text-box>
            <text:p text:style-name="P2"><text:span text:style-name="T4">plan_features</text:span></text:p>
          </draw:text-box>
        </draw:frame>
        <draw:frame draw:style-name="gr3" draw:text-style-name="P4" draw:layer="layout" svg:width="4.958cm" svg:height="0.433cm" svg:x="6.185cm" svg:y="7.542cm">
          <draw:text-box>
            <text:p text:style-name="P2"><text:span text:style-name="T5">(plan_id text, feature_key text) PK</text:span></text:p>
          </draw:text-box>
        </draw:frame>
        <draw:path draw:style-name="gr1" draw:text-style-name="P1" draw:layer="layout" svg:width="3.884cm" svg:height="0.582cm" svg:x="13.446cm" svg:y="7.482cm" svg:viewBox="0 0 3885 583" svg:d="M105 26h3674c44 0 80 36 80 79v372c0 43-36 79-80 79h-3674c-43 0-79-36-79-79v-372c0-43 36-79 79-79zM105 0h3674c59 0 106 47 106 105v372c0 58-47 106-106 106h-3674c-58 0-105-48-105-106v-372c0-58 47-105 105-105z">
          <text:p/>
        </draw:path>
        <draw:frame draw:style-name="gr3" draw:text-style-name="P4" draw:layer="layout" svg:width="0.496cm" svg:height="0.357cm" svg:x="12.986cm" svg:y="7.594cm">
          <draw:text-box>
            <text:p text:style-name="P2"><text:span text:style-name="T7"><text:s/>→ </text:span></text:p>
          </draw:text-box>
        </draw:frame>
        <draw:frame draw:style-name="gr3" draw:text-style-name="P4" draw:layer="layout" svg:width="3.095cm" svg:height="0.433cm" svg:x="13.578cm" svg:y="7.542cm">
          <draw:text-box>
            <text:p text:style-name="P2"><text:span text:style-name="T5">feature_value jsonb</text:span><text:span text:style-name="T6"> .</text:span></text:p>
          </draw:text-box>
        </draw:frame>
        <draw:path draw:style-name="gr1" draw:text-style-name="P1" draw:layer="layout" svg:width="6.933cm" svg:height="0.582cm" svg:x="7.515cm" svg:y="7.988cm" svg:viewBox="0 0 6934 583" svg:d="M106 26h6723c43 0 79 36 79 80v371c0 44-36 79-79 79h-6723c-44 0-79-35-79-79v-371c0-44 35-80 79-80zM106 0h6723c58 0 105 47 105 106v371c0 58-47 106-105 106h-6723c-58 0-106-48-106-106v-371c0-59 48-106 106-106z">
          <text:p/>
        </draw:path>
        <draw:frame draw:style-name="gr3" draw:text-style-name="P4" draw:layer="layout" svg:width="3.636cm" svg:height="0.433cm" svg:x="3.81cm" svg:y="8.048cm">
          <draw:text-box>
            <text:p text:style-name="P2"><text:span text:style-name="T4">user_feature_overrides</text:span></text:p>
          </draw:text-box>
        </draw:frame>
        <draw:frame draw:style-name="gr3" draw:text-style-name="P4" draw:layer="layout" svg:width="5.058cm" svg:height="0.433cm" svg:x="7.648cm" svg:y="8.048cm">
          <draw:text-box>
            <text:p text:style-name="P2"><text:span text:style-name="T5">(user_id uuid, feature_key text) PK</text:span></text:p>
          </draw:text-box>
        </draw:frame>
        <draw:path draw:style-name="gr1" draw:text-style-name="P1" draw:layer="layout" svg:width="2.769cm" svg:height="0.049cm" svg:x="14.939cm" svg:y="7.988cm" svg:viewBox="0 0 2770 50" svg:d="M2770 27h-2695c-22 0-42 9-56 23l-19-18c19-20 46-32 75-32h2695z">
          <text:p/>
        </draw:path>
        <draw:frame draw:style-name="gr3" draw:text-style-name="P4" draw:layer="layout" svg:width="0.496cm" svg:height="0.357cm" svg:x="14.449cm" svg:y="8.1cm">
          <draw:text-box>
            <text:p text:style-name="P2"><text:span text:style-name="T7"><text:s/>→ </text:span></text:p>
          </draw:text-box>
        </draw:frame>
        <draw:frame draw:style-name="gr3" draw:text-style-name="P4" draw:layer="layout" svg:width="2.11cm" svg:height="0.433cm" svg:x="15.041cm" svg:y="8.048cm">
          <draw:text-box>
            <text:p text:style-name="P2"><text:span text:style-name="T5">feature_value </text:span></text:p>
          </draw:text-box>
        </draw:frame>
        <draw:path draw:style-name="gr1" draw:text-style-name="P1" draw:layer="layout" svg:width="4.456cm" svg:height="0.582cm" svg:x="5.062cm" svg:y="8.479cm" svg:viewBox="0 0 4457 583" svg:d="M106 26h4246c43 0 79 36 79 79v371c0 44-36 80-79 80h-4246c-44 0-79-36-79-80v-371c0-43 35-79 79-79zM106 0h4246c58 0 105 47 105 105v371c0 58-47 107-105 107h-4246c-58 0-106-49-106-107v-371c0-58 48-105 106-105z">
          <text:p/>
        </draw:path>
        <draw:frame draw:style-name="gr3" draw:text-style-name="P4" draw:layer="layout" svg:width="1.07cm" svg:height="0.433cm" svg:x="3.81cm" svg:y="8.539cm">
          <draw:text-box>
            <text:p text:style-name="P2"><text:span text:style-name="T5">jsonb</text:span><text:span text:style-name="T6"> , </text:span></text:p>
          </draw:text-box>
        </draw:frame>
        <draw:path draw:style-name="gr1" draw:text-style-name="P1" draw:layer="layout" svg:width="1.027cm" svg:height="0.582cm" svg:x="9.686cm" svg:y="8.479cm" svg:viewBox="0 0 1028 583" svg:d="M107 26h815c44 0 79 36 79 79v371c0 44-35 80-79 80h-815c-44 0-81-36-81-80v-371c0-43 37-79 81-79zM107 0h815c58 0 106 47 106 105v371c0 58-48 107-106 107h-815c-59 0-107-49-107-107v-371c0-58 48-105 107-105z">
          <text:p/>
        </draw:path>
        <draw:frame draw:style-name="gr3" draw:text-style-name="P4" draw:layer="layout" svg:width="3.728cm" svg:height="0.433cm" svg:x="5.195cm" svg:y="8.539cm">
          <draw:text-box>
            <text:p text:style-name="P2"><text:span text:style-name="T5">expires_at timestamptz</text:span><text:span text:style-name="T6"> , </text:span></text:p>
          </draw:text-box>
        </draw:frame>
        <draw:frame draw:style-name="gr3" draw:text-style-name="P4" draw:layer="layout" svg:width="0.852cm" svg:height="0.433cm" svg:x="9.819cm" svg:y="8.539cm">
          <draw:text-box>
            <text:p text:style-name="P2"><text:span text:style-name="T5">note</text:span><text:span text:style-name="T6"> .</text:span></text:p>
          </draw:text-box>
        </draw:frame>
        <draw:path draw:style-name="gr1" draw:text-style-name="P1" draw:layer="layout" svg:width="10.172cm" svg:height="0.582cm" svg:x="5.097cm" svg:y="8.97cm" svg:viewBox="0 0 10173 583" svg:d="M105 26h9961c44 0 79 37 79 80v371c0 43-35 79-79 79h-9961c-43 0-79-36-79-79v-371c0-43 36-80 79-80zM105 0h9961c58 0 107 47 107 106v371c0 58-49 106-107 106h-9961c-58 0-105-48-105-106v-371c0-59 47-106 105-106z">
          <text:p/>
        </draw:path>
        <draw:frame draw:style-name="gr3" draw:text-style-name="P4" draw:layer="layout" svg:width="1.208cm" svg:height="0.433cm" svg:x="3.81cm" svg:y="9.03cm">
          <draw:text-box>
            <text:p text:style-name="P2"><text:span text:style-name="T4">cohorts</text:span></text:p>
          </draw:text-box>
        </draw:frame>
        <draw:frame draw:style-name="gr3" draw:text-style-name="P4" draw:layer="layout" svg:width="6.915cm" svg:height="0.433cm" svg:x="5.229cm" svg:y="9.03cm">
          <draw:text-box>
            <text:p text:style-name="P2"><text:span text:style-name="T5">(id int PK, slug text, label text, filters jsonb, …)</text:span><text:span text:style-name="T6"> .</text:span></text:p>
          </draw:text-box>
        </draw:frame>
        <draw:path draw:style-name="gr1" draw:text-style-name="P1" draw:layer="layout" svg:width="5.79cm" svg:height="0.583cm" svg:x="5.925cm" svg:y="9.46cm" svg:viewBox="0 0 5791 584" svg:d="M106 27h5579c44 0 80 36 80 79v372c0 43-36 79-80 79h-5579c-44 0-79-36-79-79v-372c0-43 35-79 79-79zM106 0h5579c59 0 106 48 106 106v372c0 58-47 106-106 106h-5579c-58 0-106-48-106-106v-372c0-58 48-106 106-106z">
          <text:p/>
        </draw:path>
        <draw:frame draw:style-name="gr3" draw:text-style-name="P4" draw:layer="layout" svg:width="2.036cm" svg:height="0.433cm" svg:x="3.81cm" svg:y="9.521cm">
          <draw:text-box>
            <text:p text:style-name="P2"><text:span text:style-name="T4">user_cohorts</text:span></text:p>
          </draw:text-box>
        </draw:frame>
        <draw:frame draw:style-name="gr3" draw:text-style-name="P4" draw:layer="layout" svg:width="4.229cm" svg:height="0.433cm" svg:x="6.058cm" svg:y="9.521cm">
          <draw:text-box>
            <text:p text:style-name="P2"><text:span text:style-name="T5">(user_id uuid, cohort_id int)</text:span><text:span text:style-name="T6"> .</text:span></text:p>
          </draw:text-box>
        </draw:frame>
        <draw:path draw:style-name="gr1" draw:text-style-name="P1" draw:layer="layout" svg:width="7.124cm" svg:height="0.582cm" svg:x="7.864cm" svg:y="9.967cm" svg:viewBox="0 0 7125 583" svg:d="M106 26h6913c43 0 79 36 79 79v372c0 44-36 79-79 79h-6913c-44 0-80-35-80-79v-372c0-43 36-79 80-79zM106 0h6913c58 0 106 47 106 105v372c0 58-48 106-106 106h-6913c-58 0-106-48-106-106v-372c0-58 48-105 106-105z">
          <text:p/>
        </draw:path>
        <draw:frame draw:style-name="gr3" draw:text-style-name="P4" draw:layer="layout" svg:width="3.986cm" svg:height="0.433cm" svg:x="3.81cm" svg:y="10.027cm">
          <draw:text-box>
            <text:p text:style-name="P2"><text:span text:style-name="T4">cohort_feature_overrides</text:span></text:p>
          </draw:text-box>
        </draw:frame>
        <draw:frame draw:style-name="gr3" draw:text-style-name="P4" draw:layer="layout" svg:width="5.101cm" svg:height="0.433cm" svg:x="7.997cm" svg:y="10.027cm">
          <draw:text-box>
            <text:p text:style-name="P2"><text:span text:style-name="T5">(cohort_id int, feature_key text) PK</text:span></text:p>
          </draw:text-box>
        </draw:frame>
        <draw:path draw:style-name="gr1" draw:text-style-name="P1" draw:layer="layout" svg:width="2.769cm" svg:height="0.049cm" svg:x="15.478cm" svg:y="9.967cm" svg:viewBox="0 0 2770 50" svg:d="M2770 27h-2695c-22 0-41 9-56 23l-19-18c20-19 46-32 75-32h2695z">
          <text:p/>
        </draw:path>
        <draw:frame draw:style-name="gr3" draw:text-style-name="P4" draw:layer="layout" svg:width="0.496cm" svg:height="0.357cm" svg:x="14.988cm" svg:y="10.079cm">
          <draw:text-box>
            <text:p text:style-name="P2"><text:span text:style-name="T7"><text:s/>→ </text:span></text:p>
          </draw:text-box>
        </draw:frame>
        <draw:frame draw:style-name="gr3" draw:text-style-name="P4" draw:layer="layout" svg:width="2.11cm" svg:height="0.433cm" svg:x="15.58cm" svg:y="10.027cm">
          <draw:text-box>
            <text:p text:style-name="P2"><text:span text:style-name="T5">feature_value </text:span></text:p>
          </draw:text-box>
        </draw:frame>
        <draw:path draw:style-name="gr1" draw:text-style-name="P1" draw:layer="layout" svg:width="4.456cm" svg:height="0.582cm" svg:x="5.062cm" svg:y="10.458cm" svg:viewBox="0 0 4457 583" svg:d="M106 26h4246c43 0 79 36 79 79v372c0 43-36 79-79 79h-4246c-44 0-79-36-79-79v-372c0-43 35-79 79-79zM106 0h4246c58 0 105 47 105 105v372c0 58-47 106-105 106h-4246c-58 0-106-48-106-106v-372c0-58 48-105 106-105z">
          <text:p/>
        </draw:path>
        <draw:frame draw:style-name="gr3" draw:text-style-name="P4" draw:layer="layout" svg:width="1.07cm" svg:height="0.433cm" svg:x="3.81cm" svg:y="10.518cm">
          <draw:text-box>
            <text:p text:style-name="P2"><text:span text:style-name="T5">jsonb</text:span><text:span text:style-name="T6"> , </text:span></text:p>
          </draw:text-box>
        </draw:frame>
        <draw:frame draw:style-name="gr3" draw:text-style-name="P4" draw:layer="layout" svg:width="3.646cm" svg:height="0.433cm" svg:x="5.195cm" svg:y="10.518cm">
          <draw:text-box>
            <text:p text:style-name="P2"><text:span text:style-name="T5">expires_at timestamptz</text:span><text:span text:style-name="T6"> .</text:span></text:p>
          </draw:text-box>
        </draw:frame>
        <draw:path draw:style-name="gr1" draw:text-style-name="P1" draw:layer="layout" svg:width="12.486cm" svg:height="0.05cm" svg:x="5.12cm" svg:y="10.948cm" svg:viewBox="0 0 12487 51" svg:d="M12487 28h-12412c-22 0-42 9-56 23l-19-18c20-20 46-33 75-33h12412z">
          <text:p/>
        </draw:path>
        <draw:frame draw:style-name="gr3" draw:text-style-name="P4" draw:layer="layout" svg:width="1.204cm" svg:height="0.433cm" svg:x="3.81cm" svg:y="11.009cm">
          <draw:text-box>
            <text:p text:style-name="P2"><text:span text:style-name="T4">profiles</text:span></text:p>
          </draw:text-box>
        </draw:frame>
        <draw:frame draw:style-name="gr3" draw:text-style-name="P4" draw:layer="layout" svg:width="9.444cm" svg:height="0.433cm" svg:x="5.222cm" svg:y="11.009cm">
          <draw:text-box>
            <text:p text:style-name="P2"><text:span text:style-name="T5">(id uuid PK, email text unique, username text, subscription_tier </text:span></text:p>
          </draw:text-box>
        </draw:frame>
        <draw:frame draw:style-name="gr3" draw:text-style-name="P4" draw:layer="layout" svg:width="0.674cm" svg:height="0.433cm" svg:x="3.81cm" svg:y="11.515cm">
          <draw:text-box>
            <text:p text:style-name="P2"><text:span text:style-name="T5">text)</text:span></text:p>
          </draw:text-box>
        </draw:frame>
        <draw:frame draw:style-name="gr3" draw:text-style-name="P4" draw:layer="layout" svg:width="0.496cm" svg:height="0.357cm" svg:x="4.895cm" svg:y="11.567cm">
          <draw:text-box>
            <text:p text:style-name="P2"><text:span text:style-name="T7"><text:s/>← </text:span></text:p>
          </draw:text-box>
        </draw:frame>
        <draw:frame draw:style-name="gr3" draw:text-style-name="P4" draw:layer="layout" svg:width="2.788cm" svg:height="0.433cm" svg:x="5.355cm" svg:y="11.515cm">
          <draw:text-box>
            <text:p text:style-name="P2"><text:span text:style-name="T2">plan de l’utilisateur</text:span><text:span text:style-name="T6">.</text:span></text:p>
          </draw:text-box>
        </draw:frame>
        <draw:frame draw:style-name="gr3" draw:text-style-name="P4" draw:layer="layout" svg:width="0.317cm" svg:height="0.374cm" svg:x="3.81cm" svg:y="12.368cm">
          <draw:text-box>
            <text:p text:style-name="P2"><text:span text:style-name="T8">⚠️</text:span></text:p>
          </draw:text-box>
        </draw:frame>
        <draw:path draw:style-name="gr5" draw:text-style-name="P6" draw:layer="layout" svg:width="0.434cm" svg:height="0.435cm" svg:x="3.84cm" svg:y="12.31cm" svg:viewBox="0 0 435 436" svg:d="M191 16c3-5 7-10 13-12 7-4 14-5 22-2 8 2 13 7 17 14l189 378c2 4 3 8 3 12 0 8-3 15-8 21-6 6-13 9-21 9h-377c-5 0-9-1-13-3-7-4-12-9-15-17-2-8-2-15 2-22z">
          <text:p/>
        </draw:path>
        <draw:path draw:style-name="gr6" draw:text-style-name="P7" draw:layer="layout" svg:width="0.407cm" svg:height="0.408cm" svg:x="3.838cm" svg:y="12.337cm" svg:viewBox="0 0 408 409" svg:d="M181 16c3-6 7-10 12-13 7-3 14-4 21-1 7 2 12 7 15 14l177 353c1 4 2 8 2 12 0 8-2 14-8 20-5 5-11 8-19 8h-354c-4 0-8-1-11-3-7-3-11-8-14-16-3-7-2-14 1-21z">
          <text:p/>
        </draw:path>
        <draw:path draw:style-name="gr7" draw:text-style-name="P8" draw:layer="layout" svg:width="0.058cm" svg:height="0.217cm" svg:x="4.028cm" svg:y="12.419cm" svg:viewBox="0 0 59 218" svg:d="M30 0c-8 0-15 3-21 9-7 6-10 12-9 20l13 175c1 3 2 6 5 9s6 4 10 5c4 0 8-1 12-3 4-3 6-7 7-11l12-175c0-8-2-14-8-20s-13-9-21-9z">
          <text:p/>
        </draw:path>
        <draw:path draw:style-name="gr8" draw:text-style-name="P9" draw:layer="layout" svg:width="0.058cm" svg:height="0.217cm" svg:x="4.028cm" svg:y="12.419cm" svg:viewBox="0 0 59 218" svg:d="M30 0c8 0 15 3 21 9s8 12 8 20l-12 175c-1 4-3 8-7 11-4 2-8 3-12 3-4-1-7-2-10-5s-4-6-5-9l-13-175c-1-8 2-14 9-20 6-6 13-9 21-9z">
          <text:p/>
        </draw:path>
        <draw:path draw:style-name="gr9" draw:text-style-name="P10" draw:layer="layout" svg:width="0.043cm" svg:height="0.043cm" svg:x="4.035cm" svg:y="12.651cm" svg:viewBox="0 0 44 44" svg:d="M44 22c0 3 0 6-1 9-1 2-3 5-5 7s-4 3-7 4-6 2-9 2-6-1-9-2c-2-1-4-2-6-4s-4-5-5-7c-1-3-2-6-2-9s1-5 2-8c1-4 3-6 5-8s4-3 6-5c3-1 6-1 9-1s6 0 9 1c3 2 5 3 7 5s4 4 5 8c1 3 1 5 1 8z">
          <text:p/>
        </draw:path>
        <draw:path draw:style-name="gr10" draw:text-style-name="P11" draw:layer="layout" svg:width="0.097cm" svg:height="0.171cm" svg:x="3.938cm" svg:y="12.376cm" svg:viewBox="0 0 98 172" svg:d="M80 3c3-4 7-4 13 0 5 6 6 12 4 20 0 1-2 5-6 12s-9 16-14 26-11 21-17 32c-6 12-11 23-17 33-5 10-9 19-13 26-3 6-6 10-6 11-2 3-4 5-8 7-3 3-7 2-11-1-3-2-5-4-5-6 0-3 0-5 1-7s1-3 1-3c0 0 2-4 6-11 3-7 8-15 13-27 6-11 12-22 18-35 7-12 13-24 19-35s11-21 15-29 6-12 7-13z">
          <text:p/>
        </draw:path>
        <draw:path draw:style-name="gr10" draw:text-style-name="P11" draw:layer="layout" svg:width="0.023cm" svg:height="0.023cm" svg:x="3.926cm" svg:y="12.557cm" svg:viewBox="0 0 24 24" svg:d="M24 11c0-1 0-3 0-4-1-2-2-3-3-4s-3-2-5-3c-1 0-3 0-5 0-1 0-3 0-4 0-2 1-3 2-4 3s-2 2-3 4c0 1 0 3 0 4 0 3 0 5 0 6 1 2 2 3 3 4s2 2 4 3c1 0 3 0 4 0 2 0 4 0 5 0 2-1 4-2 5-3s2-2 3-4c0-1 0-3 0-6z">
          <text:p/>
        </draw:path>
        <draw:path draw:style-name="gr1" draw:text-style-name="P1" draw:layer="layout" svg:width="1.408cm" svg:height="0.582cm" svg:x="10.58cm" svg:y="12.263cm" svg:viewBox="0 0 1409 583" svg:d="M106 27h1196c44 0 81 35 81 79v371c0 44-37 80-81 80h-1196c-43 0-79-36-79-80v-371c0-44 36-79 79-79zM106 0h1196c59 0 107 48 107 106v371c0 59-48 106-107 106h-1196c-58 0-106-47-106-106v-371c0-58 48-106 106-106z">
          <text:p/>
        </draw:path>
        <draw:frame draw:style-name="gr3" draw:text-style-name="P4" draw:layer="layout" svg:width="6.373cm" svg:height="0.433cm" svg:x="4.205cm" svg:y="12.324cm">
          <draw:text-box>
            <text:p text:style-name="P2"><text:span text:style-name="T6"><text:s/>Les PK ci‑dessus sont </text:span><text:span text:style-name="T4">indispensables </text:span><text:span text:style-name="T6">aux </text:span></text:p>
          </draw:text-box>
        </draw:frame>
        <draw:frame draw:style-name="gr3" draw:text-style-name="P4" draw:layer="layout" svg:width="1.138cm" svg:height="0.433cm" svg:x="10.713cm" svg:y="12.324cm">
          <draw:text-box>
            <text:p text:style-name="P2"><text:span text:style-name="T5">upsert</text:span><text:span text:style-name="T6"> .</text:span></text:p>
          </draw:text-box>
        </draw:frame>
        <draw:frame draw:style-name="gr3" draw:text-style-name="P4" draw:layer="layout" svg:width="4.096cm" svg:height="0.433cm" svg:x="3.096cm" svg:y="13.673cm">
          <draw:text-box>
            <text:p text:style-name="P2"><text:span text:style-name="T9">-- Verrouille les PK si besoin</text:span></text:p>
          </draw:text-box>
        </draw:frame>
        <draw:frame draw:style-name="gr3" draw:text-style-name="P4" draw:layer="layout" svg:width="8.429cm" svg:height="0.433cm" svg:x="3.096cm" svg:y="14.149cm">
          <draw:text-box>
            <text:p text:style-name="P2"><text:span text:style-name="T10">alter table if exists</text:span><text:span text:style-name="T5"> plan_features</text:span><text:span text:style-name="T10"> drop constraint if exists</text:span></text:p>
          </draw:text-box>
        </draw:frame>
        <draw:frame draw:style-name="gr3" draw:text-style-name="P4" draw:layer="layout" svg:width="2.966cm" svg:height="0.433cm" svg:x="3.096cm" svg:y="14.626cm">
          <draw:text-box>
            <text:p text:style-name="P2"><text:span text:style-name="T5">plan_features_pkey;</text:span></text:p>
          </draw:text-box>
        </draw:frame>
        <draw:frame draw:style-name="gr3" draw:text-style-name="P4" draw:layer="layout" svg:width="10.674cm" svg:height="0.433cm" svg:x="3.096cm" svg:y="15.102cm">
          <draw:text-box>
            <text:p text:style-name="P2"><text:span text:style-name="T10">alter table if exists</text:span><text:span text:style-name="T5"> plan_features</text:span><text:span text:style-name="T10"> add primary key</text:span><text:span text:style-name="T5"> (plan_id, feature_key);</text:span></text:p>
          </draw:text-box>
        </draw:frame>
        <draw:frame draw:style-name="gr3" draw:text-style-name="P4" draw:layer="layout" svg:width="9.827cm" svg:height="0.433cm" svg:x="3.096cm" svg:y="16.054cm">
          <draw:text-box>
            <text:p text:style-name="P2"><text:span text:style-name="T10">alter table if exists</text:span><text:span text:style-name="T5"> user_feature_overrides</text:span><text:span text:style-name="T10"> drop constraint if exists</text:span></text:p>
          </draw:text-box>
        </draw:frame>
        <draw:frame draw:style-name="gr3" draw:text-style-name="P4" draw:layer="layout" svg:width="4.365cm" svg:height="0.433cm" svg:x="3.096cm" svg:y="16.531cm">
          <draw:text-box>
            <text:p text:style-name="P2"><text:span text:style-name="T5">user_feature_overrides_pkey;</text:span></text:p>
          </draw:text-box>
        </draw:frame>
        <draw:frame draw:style-name="gr3" draw:text-style-name="P4" draw:layer="layout" svg:width="10.078cm" svg:height="0.433cm" svg:x="3.096cm" svg:y="17.007cm">
          <draw:text-box>
            <text:p text:style-name="P2"><text:span text:style-name="T10">alter table if exists</text:span><text:span text:style-name="T5"> user_feature_overrides</text:span><text:span text:style-name="T10"> add primary key</text:span><text:span text:style-name="T5"> (user_id,</text:span></text:p>
          </draw:text-box>
        </draw:frame>
        <draw:frame draw:style-name="gr3" draw:text-style-name="P4" draw:layer="layout" svg:width="1.921cm" svg:height="0.433cm" svg:x="3.096cm" svg:y="17.483cm">
          <draw:text-box>
            <text:p text:style-name="P2"><text:span text:style-name="T5">feature_key);</text:span></text:p>
          </draw:text-box>
        </draw:frame>
        <draw:frame draw:style-name="gr3" draw:text-style-name="P4" draw:layer="layout" svg:width="10.147cm" svg:height="0.433cm" svg:x="3.096cm" svg:y="18.436cm">
          <draw:text-box>
            <text:p text:style-name="P2"><text:span text:style-name="T10">alter table if exists</text:span><text:span text:style-name="T5"> cohort_feature_overrides</text:span><text:span text:style-name="T10"> drop constraint if exists</text:span></text:p>
          </draw:text-box>
        </draw:frame>
        <draw:frame draw:style-name="gr3" draw:text-style-name="P4" draw:layer="layout" svg:width="4.685cm" svg:height="0.433cm" svg:x="3.096cm" svg:y="18.912cm">
          <draw:text-box>
            <text:p text:style-name="P2"><text:span text:style-name="T5">cohort_feature_overrides_pkey;</text:span></text:p>
          </draw:text-box>
        </draw:frame>
        <draw:frame draw:style-name="gr3" draw:text-style-name="P4" draw:layer="layout" svg:width="10.718cm" svg:height="0.433cm" svg:x="3.096cm" svg:y="19.388cm">
          <draw:text-box>
            <text:p text:style-name="P2"><text:span text:style-name="T10">alter table if exists</text:span><text:span text:style-name="T5"> cohort_feature_overrides</text:span><text:span text:style-name="T10"> add primary key</text:span><text:span text:style-name="T5"> (cohort_id,</text:span></text:p>
          </draw:text-box>
        </draw:frame>
        <draw:frame draw:style-name="gr3" draw:text-style-name="P4" draw:layer="layout" svg:width="1.921cm" svg:height="0.433cm" svg:x="3.096cm" svg:y="19.864cm">
          <draw:text-box>
            <text:p text:style-name="P2"><text:span text:style-name="T5">feature_key);</text:span></text:p>
          </draw:text-box>
        </draw:frame>
        <draw:frame draw:style-name="gr4" draw:text-style-name="P5" draw:layer="layout" svg:width="8.168cm" svg:height="0.649cm" svg:x="2.752cm" svg:y="21.795cm">
          <draw:text-box>
            <text:p text:style-name="P2"><text:span text:style-name="T3">2) Données de base (seed minimal)</text:span></text:p>
          </draw:text-box>
        </draw:frame>
        <draw:frame draw:style-name="gr3" draw:text-style-name="P4" draw:layer="layout" svg:width="5.523cm" svg:height="0.433cm" svg:x="3.096cm" svg:y="23.223cm">
          <draw:text-box>
            <text:p text:style-name="P2"><text:span text:style-name="T10">insert into</text:span><text:span text:style-name="T5"> plan_tiers (id, label)</text:span><text:span text:style-name="T10"> values</text:span></text:p>
          </draw:text-box>
        </draw:frame>
        <draw:frame draw:style-name="gr3" draw:text-style-name="P4" draw:layer="layout" svg:width="4.208cm" svg:height="0.433cm" svg:x="3.477cm" svg:y="23.699cm">
          <draw:text-box>
            <text:p text:style-name="P2"><text:span text:style-name="T5">(</text:span><text:span text:style-name="T11">'free'</text:span><text:span text:style-name="T5">,</text:span><text:span text:style-name="T11">'Gratuit'</text:span><text:span text:style-name="T5">), (</text:span><text:span text:style-name="T11">'elite'</text:span><text:span text:style-name="T5">,</text:span><text:span text:style-name="T11">'Élite'</text:span><text:span text:style-name="T5">)</text:span></text:p>
          </draw:text-box>
        </draw:frame>
        <draw:frame draw:style-name="gr3" draw:text-style-name="P4" draw:layer="layout" svg:width="7.622cm" svg:height="0.433cm" svg:x="3.096cm" svg:y="24.175cm">
          <draw:text-box>
            <text:p text:style-name="P2"><text:span text:style-name="T10">on</text:span><text:span text:style-name="T5"> conflict (id)</text:span><text:span text:style-name="T10"> do update set</text:span><text:span text:style-name="T5"> label = excluded.label;</text:span></text:p>
          </draw:text-box>
        </draw:frame>
        <draw:frame draw:style-name="gr3" draw:text-style-name="P4" draw:layer="layout" svg:width="10.111cm" svg:height="0.433cm" svg:x="3.096cm" svg:y="25.128cm">
          <draw:text-box>
            <text:p text:style-name="P2"><text:span text:style-name="T10">insert into</text:span><text:span text:style-name="T5"> plan_features (plan_id, feature_key, feature_value)</text:span><text:span text:style-name="T10"> values</text:span></text:p>
          </draw:text-box>
        </draw:frame>
        <draw:frame draw:style-name="gr3" draw:text-style-name="P4" draw:layer="layout" svg:width="5.259cm" svg:height="0.433cm" svg:x="3.477cm" svg:y="25.604cm">
          <draw:text-box>
            <text:p text:style-name="P2"><text:span text:style-name="T5">(</text:span><text:span text:style-name="T11">'free'</text:span><text:span text:style-name="T5">,</text:span><text:span text:style-name="T11">'daily_send_limit'</text:span><text:span text:style-name="T5">,</text:span><text:span text:style-name="T11">'{"limit":5}'</text:span><text:span text:style-name="T5">),</text:span></text:p>
          </draw:text-box>
        </draw:frame>
        <draw:frame draw:style-name="gr3" draw:text-style-name="P4" draw:layer="layout" svg:width="4.483cm" svg:height="0.433cm" svg:x="3.477cm" svg:y="26.08cm">
          <draw:text-box>
            <text:p text:style-name="P2"><text:span text:style-name="T5">(</text:span><text:span text:style-name="T11">'free'</text:span><text:span text:style-name="T5">,</text:span><text:span text:style-name="T11">'read_messages'</text:span><text:span text:style-name="T5">,</text:span><text:span text:style-name="T11">'false'</text:span><text:span text:style-name="T5">),</text:span></text:p>
          </draw:text-box>
        </draw:frame>
        <draw:frame draw:style-name="gr3" draw:text-style-name="P4" draw:layer="layout" svg:width="4.761cm" svg:height="0.433cm" svg:x="3.477cm" svg:y="26.557cm">
          <draw:text-box>
            <text:p text:style-name="P2"><text:span text:style-name="T5">(</text:span><text:span text:style-name="T11">'free'</text:span><text:span text:style-name="T5">,</text:span><text:span text:style-name="T11">'see_profile_views'</text:span><text:span text:style-name="T5">,</text:span><text:span text:style-name="T11">'false'</text:span><text:span text:style-name="T5">),</text:span></text:p>
          </draw:text-box>
        </draw:frame>
        <draw:frame draw:style-name="gr3" draw:text-style-name="P4" draw:layer="layout" svg:width="0.317cm" svg:height="0.433cm" svg:x="3.608cm" svg:y="7.036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7.527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8.033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9.03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9.521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10.012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11.009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10.409cm" svg:y="28.214cm">
          <draw:text-box>
            <text:p text:style-name="P2"><text:span text:style-name="T12">1</text:span></text:p>
          </draw:text-box>
        </draw:frame>
      </draw:page>
      <draw:page draw:name="page2" draw:style-name="dp1" draw:master-page-name="master-page58">
        <draw:polygon draw:style-name="gr1" draw:text-style-name="P1" draw:layer="layout" svg:width="15.497cm" svg:height="0.027cm" svg:x="2.751cm" svg:y="4.841cm" svg:viewBox="0 0 15498 28" draw:points="15498,28 0,28 0,0 15498,0">
          <text:p/>
        </draw:polygon>
        <draw:path draw:style-name="gr1" draw:text-style-name="P1" draw:layer="layout" svg:width="0.05cm" svg:height="19.586cm" svg:x="18.198cm" svg:y="7.573cm" svg:viewBox="0 0 51 19587" svg:d="M24 19587v-19512c0-22-9-42-24-56l20-19c19 19 31 46 31 75v19512z">
          <text:p/>
        </draw:path>
        <draw:frame draw:style-name="gr3" draw:text-style-name="P4" draw:layer="layout" svg:width="4.75cm" svg:height="0.433cm" svg:x="3.477cm" svg:y="2.547cm">
          <draw:text-box>
            <text:p text:style-name="P2"><text:span text:style-name="T5">(</text:span><text:span text:style-name="T11">'free'</text:span><text:span text:style-name="T5">,</text:span><text:span text:style-name="T11">'see_read_receipts'</text:span><text:span text:style-name="T5">,</text:span><text:span text:style-name="T11">'false'</text:span><text:span text:style-name="T5">)</text:span></text:p>
          </draw:text-box>
        </draw:frame>
        <draw:frame draw:style-name="gr3" draw:text-style-name="P4" draw:layer="layout" svg:width="9.314cm" svg:height="0.433cm" svg:x="3.096cm" svg:y="3.023cm">
          <draw:text-box>
            <text:p text:style-name="P2"><text:span text:style-name="T10">on</text:span><text:span text:style-name="T5"> conflict (plan_id, feature_key)</text:span><text:span text:style-name="T10"> do update set</text:span><text:span text:style-name="T5"> feature_value =</text:span></text:p>
          </draw:text-box>
        </draw:frame>
        <draw:frame draw:style-name="gr3" draw:text-style-name="P4" draw:layer="layout" svg:width="3.544cm" svg:height="0.433cm" svg:x="3.096cm" svg:y="3.5cm">
          <draw:text-box>
            <text:p text:style-name="P2"><text:span text:style-name="T5">excluded.feature_value;</text:span></text:p>
          </draw:text-box>
        </draw:frame>
        <draw:frame draw:style-name="gr4" draw:text-style-name="P5" draw:layer="layout" svg:width="10.419cm" svg:height="0.649cm" svg:x="2.752cm" svg:y="5.43cm">
          <draw:text-box>
            <text:p text:style-name="P2"><text:span text:style-name="T3">3) Fonction SQL — valeur effective par email</text:span></text:p>
          </draw:text-box>
        </draw:frame>
        <draw:frame draw:style-name="gr3" draw:text-style-name="P4" draw:layer="layout" svg:width="2.768cm" svg:height="0.433cm" svg:x="2.752cm" svg:y="6.544cm">
          <draw:text-box>
            <text:p text:style-name="P2"><text:span text:style-name="T2">Priorité : </text:span><text:span text:style-name="T13">individuel</text:span></text:p>
          </draw:text-box>
        </draw:frame>
        <draw:frame draw:style-name="gr3" draw:text-style-name="P4" draw:layer="layout" svg:width="0.496cm" svg:height="0.357cm" svg:x="5.515cm" svg:y="6.596cm">
          <draw:text-box>
            <text:p text:style-name="P2"><text:span text:style-name="T14"><text:s/>→ </text:span></text:p>
          </draw:text-box>
        </draw:frame>
        <draw:frame draw:style-name="gr3" draw:text-style-name="P4" draw:layer="layout" svg:width="1.16cm" svg:height="0.433cm" svg:x="5.974cm" svg:y="6.544cm">
          <draw:text-box>
            <text:p text:style-name="P2"><text:span text:style-name="T13">cohorte</text:span></text:p>
          </draw:text-box>
        </draw:frame>
        <draw:frame draw:style-name="gr3" draw:text-style-name="P4" draw:layer="layout" svg:width="0.496cm" svg:height="0.357cm" svg:x="7.132cm" svg:y="6.596cm">
          <draw:text-box>
            <text:p text:style-name="P2"><text:span text:style-name="T14"><text:s/>→ </text:span></text:p>
          </draw:text-box>
        </draw:frame>
        <draw:path draw:style-name="gr1" draw:text-style-name="P1" draw:layer="layout" svg:width="5.218cm" svg:height="0.582cm" svg:x="9.363cm" svg:y="6.484cm" svg:viewBox="0 0 5219 583" svg:d="M105 26h5008c44 0 79 36 79 79v372c0 44-35 79-79 79h-5008c-43 0-79-35-79-79v-372c0-43 36-79 79-79zM105 0h5008c58 0 106 47 106 105v372c0 58-48 106-106 106h-5008c-58 0-105-48-105-106v-372c0-58 47-105 105-105z">
          <text:p/>
        </draw:path>
        <draw:frame draw:style-name="gr3" draw:text-style-name="P4" draw:layer="layout" svg:width="1.774cm" svg:height="0.433cm" svg:x="7.591cm" svg:y="6.544cm">
          <draw:text-box>
            <text:p text:style-name="P2"><text:span text:style-name="T13">plan</text:span><text:span text:style-name="T2">. Utilise </text:span></text:p>
          </draw:text-box>
        </draw:frame>
        <draw:path draw:style-name="gr1" draw:text-style-name="P1" draw:layer="layout" svg:width="1.599cm" svg:height="0.582cm" svg:x="15.339cm" svg:y="6.484cm" svg:viewBox="0 0 1600 583" svg:d="M106 26h1388c44 0 79 36 79 79v372c0 44-35 79-79 79h-1388c-43 0-79-35-79-79v-372c0-43 36-79 79-79zM106 0h1388c58 0 106 47 106 105v372c0 58-48 106-106 106h-1388c-58 0-106-48-106-106v-372c0-58 48-105 106-105z">
          <text:p/>
        </draw:path>
        <draw:frame draw:style-name="gr3" draw:text-style-name="P4" draw:layer="layout" svg:width="4.299cm" svg:height="0.433cm" svg:x="9.495cm" svg:y="6.544cm">
          <draw:text-box>
            <text:p text:style-name="P2"><text:span text:style-name="T15">profiles.subscription_tier <text:s/></text:span><text:span text:style-name="T2">(pas </text:span></text:p>
          </draw:text-box>
        </draw:frame>
        <draw:frame draw:style-name="gr3" draw:text-style-name="P4" draw:layer="layout" svg:width="1.279cm" svg:height="0.433cm" svg:x="15.472cm" svg:y="6.544cm">
          <draw:text-box>
            <text:p text:style-name="P2"><text:span text:style-name="T15">plan_id</text:span><text:span text:style-name="T2"> ).</text:span></text:p>
          </draw:text-box>
        </draw:frame>
        <draw:frame draw:style-name="gr3" draw:text-style-name="P4" draw:layer="layout" svg:width="10.108cm" svg:height="0.433cm" svg:x="3.096cm" svg:y="7.894cm">
          <draw:text-box>
            <text:p text:style-name="P2"><text:span text:style-name="T10">create or replace function</text:span><text:span text:style-name="T5"> effective_features_for_email(p_email text)</text:span></text:p>
          </draw:text-box>
        </draw:frame>
        <draw:frame draw:style-name="gr3" draw:text-style-name="P4" draw:layer="layout" svg:width="2.029cm" svg:height="0.433cm" svg:x="3.096cm" svg:y="8.37cm">
          <draw:text-box>
            <text:p text:style-name="P2"><text:span text:style-name="T10">returns table</text:span><text:span text:style-name="T5">(</text:span></text:p>
          </draw:text-box>
        </draw:frame>
        <draw:frame draw:style-name="gr3" draw:text-style-name="P4" draw:layer="layout" svg:width="2.485cm" svg:height="0.433cm" svg:x="3.477cm" svg:y="8.846cm">
          <draw:text-box>
            <text:p text:style-name="P2"><text:span text:style-name="T5">feature_key text,</text:span></text:p>
          </draw:text-box>
        </draw:frame>
        <draw:frame draw:style-name="gr3" draw:text-style-name="P4" draw:layer="layout" svg:width="1.784cm" svg:height="0.433cm" svg:x="3.477cm" svg:y="9.322cm">
          <draw:text-box>
            <text:p text:style-name="P2"><text:span text:style-name="T5">value jsonb,</text:span></text:p>
          </draw:text-box>
        </draw:frame>
        <draw:frame draw:style-name="gr3" draw:text-style-name="P4" draw:layer="layout" svg:width="1.749cm" svg:height="0.433cm" svg:x="3.477cm" svg:y="9.799cm">
          <draw:text-box>
            <text:p text:style-name="P2"><text:span text:style-name="T10">source</text:span><text:span text:style-name="T5"> text,</text:span></text:p>
          </draw:text-box>
        </draw:frame>
        <draw:frame draw:style-name="gr3" draw:text-style-name="P4" draw:layer="layout" svg:width="3.478cm" svg:height="0.433cm" svg:x="3.477cm" svg:y="10.275cm">
          <draw:text-box>
            <text:p text:style-name="P2"><text:span text:style-name="T5">expires_at timestamptz</text:span></text:p>
          </draw:text-box>
        </draw:frame>
        <draw:frame draw:style-name="gr3" draw:text-style-name="P4" draw:layer="layout" svg:width="0.317cm" svg:height="0.433cm" svg:x="3.096cm" svg:y="10.751cm">
          <draw:text-box>
            <text:p text:style-name="P2"><text:span text:style-name="T5">)</text:span></text:p>
          </draw:text-box>
        </draw:frame>
        <draw:frame draw:style-name="gr3" draw:text-style-name="P4" draw:layer="layout" svg:width="1.914cm" svg:height="0.433cm" svg:x="3.096cm" svg:y="11.227cm">
          <draw:text-box>
            <text:p text:style-name="P2"><text:span text:style-name="T10">language sql</text:span></text:p>
          </draw:text-box>
        </draw:frame>
        <draw:frame draw:style-name="gr3" draw:text-style-name="P4" draw:layer="layout" svg:width="0.903cm" svg:height="0.433cm" svg:x="3.096cm" svg:y="11.704cm">
          <draw:text-box>
            <text:p text:style-name="P2"><text:span text:style-name="T10">stable</text:span></text:p>
          </draw:text-box>
        </draw:frame>
        <draw:path draw:style-name="gr11" draw:text-style-name="P12" draw:layer="layout" svg:width="0.434cm" svg:height="0.371cm" svg:x="3.667cm" svg:y="12.225cm" svg:viewBox="0 0 435 372" svg:d="M27 27h381v318h-381zM0 0h435v372h-435z">
          <text:p/>
        </draw:path>
        <draw:frame draw:style-name="gr3" draw:text-style-name="P4" draw:layer="layout" svg:width="0.778cm" svg:height="0.433cm" svg:x="3.096cm" svg:y="12.18cm">
          <draw:text-box>
            <text:p text:style-name="P2"><text:span text:style-name="T10">as</text:span><text:span text:style-name="T5"> $$</text:span></text:p>
          </draw:text-box>
        </draw:frame>
        <draw:frame draw:style-name="gr3" draw:text-style-name="P4" draw:layer="layout" svg:width="1.514cm" svg:height="0.433cm" svg:x="3.096cm" svg:y="12.656cm">
          <draw:text-box>
            <text:p text:style-name="P2"><text:span text:style-name="T10">with</text:span><text:span text:style-name="T5"> u</text:span><text:span text:style-name="T10"> as</text:span><text:span text:style-name="T5"> (</text:span></text:p>
          </draw:text-box>
        </draw:frame>
        <draw:frame draw:style-name="gr3" draw:text-style-name="P4" draw:layer="layout" svg:width="9.381cm" svg:height="0.433cm" svg:x="3.477cm" svg:y="13.132cm">
          <draw:text-box>
            <text:p text:style-name="P2"><text:span text:style-name="T10">select</text:span><text:span text:style-name="T5"> id</text:span><text:span text:style-name="T10"> as</text:span><text:span text:style-name="T5"> user_id,</text:span><text:span text:style-name="T10"> coalesce</text:span><text:span text:style-name="T5">(subscription_tier,</text:span><text:span text:style-name="T11"> 'free'</text:span><text:span text:style-name="T5">)</text:span><text:span text:style-name="T10"> as</text:span><text:span text:style-name="T5"> plan_id</text:span></text:p>
          </draw:text-box>
        </draw:frame>
        <draw:frame draw:style-name="gr3" draw:text-style-name="P4" draw:layer="layout" svg:width="2.214cm" svg:height="0.433cm" svg:x="3.477cm" svg:y="13.609cm">
          <draw:text-box>
            <text:p text:style-name="P2"><text:span text:style-name="T10">from</text:span><text:span text:style-name="T5"> profiles p</text:span></text:p>
          </draw:text-box>
        </draw:frame>
        <draw:frame draw:style-name="gr3" draw:text-style-name="P4" draw:layer="layout" svg:width="3.619cm" svg:height="0.433cm" svg:x="3.477cm" svg:y="14.085cm">
          <draw:text-box>
            <text:p text:style-name="P2"><text:span text:style-name="T10">where</text:span><text:span text:style-name="T5"> p.email = p_email</text:span></text:p>
          </draw:text-box>
        </draw:frame>
        <draw:frame draw:style-name="gr3" draw:text-style-name="P4" draw:layer="layout" svg:width="0.923cm" svg:height="0.433cm" svg:x="3.477cm" svg:y="14.561cm">
          <draw:text-box>
            <text:p text:style-name="P2"><text:span text:style-name="T10">limit</text:span><text:span text:style-name="T5"> 1</text:span></text:p>
          </draw:text-box>
        </draw:frame>
        <draw:frame draw:style-name="gr3" draw:text-style-name="P4" draw:layer="layout" svg:width="0.317cm" svg:height="0.433cm" svg:x="3.096cm" svg:y="15.037cm">
          <draw:text-box>
            <text:p text:style-name="P2"><text:span text:style-name="T5">),</text:span></text:p>
          </draw:text-box>
        </draw:frame>
        <draw:frame draw:style-name="gr3" draw:text-style-name="P4" draw:layer="layout" svg:width="2.11cm" svg:height="0.433cm" svg:x="3.096cm" svg:y="15.514cm">
          <draw:text-box>
            <text:p text:style-name="P2"><text:span text:style-name="T5">plan_rows</text:span><text:span text:style-name="T10"> as</text:span><text:span text:style-name="T5"> (</text:span></text:p>
          </draw:text-box>
        </draw:frame>
        <draw:frame draw:style-name="gr3" draw:text-style-name="P4" draw:layer="layout" svg:width="6.641cm" svg:height="0.433cm" svg:x="3.477cm" svg:y="15.99cm">
          <draw:text-box>
            <text:p text:style-name="P2"><text:span text:style-name="T10">select</text:span><text:span text:style-name="T5"> f.feature_key, f.feature_value</text:span><text:span text:style-name="T10"> as</text:span><text:span text:style-name="T5"> value,</text:span></text:p>
          </draw:text-box>
        </draw:frame>
        <draw:frame draw:style-name="gr3" draw:text-style-name="P4" draw:layer="layout" svg:width="9.268cm" svg:height="0.433cm" svg:x="4.81cm" svg:y="16.466cm">
          <draw:text-box>
            <text:p text:style-name="P2"><text:span text:style-name="T11">'plan'</text:span><text:span text:style-name="T5">::text</text:span><text:span text:style-name="T10"> as source</text:span><text:span text:style-name="T5">,</text:span><text:span text:style-name="T10"> null</text:span><text:span text:style-name="T5">::timestamptz</text:span><text:span text:style-name="T10"> as</text:span><text:span text:style-name="T5"> expires_at, 3</text:span><text:span text:style-name="T10"> as</text:span><text:span text:style-name="T5"> prio</text:span></text:p>
          </draw:text-box>
        </draw:frame>
        <draw:frame draw:style-name="gr3" draw:text-style-name="P4" draw:layer="layout" svg:width="3.037cm" svg:height="0.433cm" svg:x="3.477cm" svg:y="16.942cm">
          <draw:text-box>
            <text:p text:style-name="P2"><text:span text:style-name="T10">from</text:span><text:span text:style-name="T5"> plan_features f</text:span></text:p>
          </draw:text-box>
        </draw:frame>
        <draw:frame draw:style-name="gr3" draw:text-style-name="P4" draw:layer="layout" svg:width="4.348cm" svg:height="0.433cm" svg:x="3.477cm" svg:y="17.419cm">
          <draw:text-box>
            <text:p text:style-name="P2"><text:span text:style-name="T10">join</text:span><text:span text:style-name="T5"> u</text:span><text:span text:style-name="T10"> on</text:span><text:span text:style-name="T5"> f.plan_id = u.plan_id</text:span></text:p>
          </draw:text-box>
        </draw:frame>
        <draw:frame draw:style-name="gr3" draw:text-style-name="P4" draw:layer="layout" svg:width="0.317cm" svg:height="0.433cm" svg:x="3.096cm" svg:y="17.895cm">
          <draw:text-box>
            <text:p text:style-name="P2"><text:span text:style-name="T5">),</text:span></text:p>
          </draw:text-box>
        </draw:frame>
        <draw:frame draw:style-name="gr3" draw:text-style-name="P4" draw:layer="layout" svg:width="2.142cm" svg:height="0.433cm" svg:x="3.096cm" svg:y="18.371cm">
          <draw:text-box>
            <text:p text:style-name="P2"><text:span text:style-name="T5">cohort_ids</text:span><text:span text:style-name="T10"> as</text:span><text:span text:style-name="T5"> (</text:span></text:p>
          </draw:text-box>
        </draw:frame>
        <draw:frame draw:style-name="gr3" draw:text-style-name="P4" draw:layer="layout" svg:width="10.713cm" svg:height="0.433cm" svg:x="3.477cm" svg:y="18.847cm">
          <draw:text-box>
            <text:p text:style-name="P2"><text:span text:style-name="T10">select</text:span><text:span text:style-name="T5"> uc.cohort_id</text:span><text:span text:style-name="T10"> from</text:span><text:span text:style-name="T5"> user_cohorts uc</text:span><text:span text:style-name="T10"> join</text:span><text:span text:style-name="T5"> u</text:span><text:span text:style-name="T10"> on</text:span><text:span text:style-name="T5"> uc.user_id = u.user_id</text:span></text:p>
          </draw:text-box>
        </draw:frame>
        <draw:frame draw:style-name="gr3" draw:text-style-name="P4" draw:layer="layout" svg:width="0.317cm" svg:height="0.433cm" svg:x="3.096cm" svg:y="19.324cm">
          <draw:text-box>
            <text:p text:style-name="P2"><text:span text:style-name="T5">),</text:span></text:p>
          </draw:text-box>
        </draw:frame>
        <draw:frame draw:style-name="gr3" draw:text-style-name="P4" draw:layer="layout" svg:width="2.437cm" svg:height="0.433cm" svg:x="3.096cm" svg:y="19.8cm">
          <draw:text-box>
            <text:p text:style-name="P2"><text:span text:style-name="T5">cohort_rows</text:span><text:span text:style-name="T10"> as</text:span><text:span text:style-name="T5"> (</text:span></text:p>
          </draw:text-box>
        </draw:frame>
        <draw:frame draw:style-name="gr3" draw:text-style-name="P4" draw:layer="layout" svg:width="7.33cm" svg:height="0.433cm" svg:x="3.477cm" svg:y="20.276cm">
          <draw:text-box>
            <text:p text:style-name="P2"><text:span text:style-name="T10">select</text:span><text:span text:style-name="T5"> cfo.feature_key, cfo.feature_value</text:span><text:span text:style-name="T10"> as</text:span><text:span text:style-name="T5"> value,</text:span></text:p>
          </draw:text-box>
        </draw:frame>
        <draw:frame draw:style-name="gr3" draw:text-style-name="P4" draw:layer="layout" svg:width="7.218cm" svg:height="0.433cm" svg:x="4.81cm" svg:y="20.752cm">
          <draw:text-box>
            <text:p text:style-name="P2"><text:span text:style-name="T11">'cohorte'</text:span><text:span text:style-name="T5">::text</text:span><text:span text:style-name="T10"> as source</text:span><text:span text:style-name="T5">, cfo.expires_at, 2</text:span><text:span text:style-name="T10"> as</text:span><text:span text:style-name="T5"> prio</text:span></text:p>
          </draw:text-box>
        </draw:frame>
        <draw:frame draw:style-name="gr3" draw:text-style-name="P4" draw:layer="layout" svg:width="5.101cm" svg:height="0.433cm" svg:x="3.477cm" svg:y="21.229cm">
          <draw:text-box>
            <text:p text:style-name="P2"><text:span text:style-name="T10">from</text:span><text:span text:style-name="T5"> cohort_feature_overrides cfo</text:span></text:p>
          </draw:text-box>
        </draw:frame>
        <draw:frame draw:style-name="gr3" draw:text-style-name="P4" draw:layer="layout" svg:width="8.371cm" svg:height="0.433cm" svg:x="3.477cm" svg:y="21.705cm">
          <draw:text-box>
            <text:p text:style-name="P2"><text:span text:style-name="T10">where</text:span><text:span text:style-name="T5"> cfo.cohort_id</text:span><text:span text:style-name="T10"> in</text:span><text:span text:style-name="T5"> (</text:span><text:span text:style-name="T10">select</text:span><text:span text:style-name="T5"> cohort_id</text:span><text:span text:style-name="T10"> from</text:span><text:span text:style-name="T5"> cohort_ids)</text:span></text:p>
          </draw:text-box>
        </draw:frame>
        <draw:frame draw:style-name="gr3" draw:text-style-name="P4" draw:layer="layout" svg:width="7.582cm" svg:height="0.433cm" svg:x="3.858cm" svg:y="22.181cm">
          <draw:text-box>
            <text:p text:style-name="P2"><text:span text:style-name="T10">and</text:span><text:span text:style-name="T5"> (cfo.expires_at</text:span><text:span text:style-name="T10"> is null or</text:span><text:span text:style-name="T5"> cfo.expires_at &gt; now())</text:span></text:p>
          </draw:text-box>
        </draw:frame>
        <draw:frame draw:style-name="gr3" draw:text-style-name="P4" draw:layer="layout" svg:width="0.317cm" svg:height="0.433cm" svg:x="3.096cm" svg:y="22.657cm">
          <draw:text-box>
            <text:p text:style-name="P2"><text:span text:style-name="T5">),</text:span></text:p>
          </draw:text-box>
        </draw:frame>
        <draw:frame draw:style-name="gr3" draw:text-style-name="P4" draw:layer="layout" svg:width="2.175cm" svg:height="0.433cm" svg:x="3.096cm" svg:y="23.134cm">
          <draw:text-box>
            <text:p text:style-name="P2"><text:span text:style-name="T5">indiv_rows</text:span><text:span text:style-name="T10"> as</text:span><text:span text:style-name="T5"> (</text:span></text:p>
          </draw:text-box>
        </draw:frame>
        <draw:frame draw:style-name="gr3" draw:text-style-name="P4" draw:layer="layout" svg:width="7.417cm" svg:height="0.433cm" svg:x="3.477cm" svg:y="23.61cm">
          <draw:text-box>
            <text:p text:style-name="P2"><text:span text:style-name="T10">select</text:span><text:span text:style-name="T5"> ufo.feature_key, ufo.feature_value</text:span><text:span text:style-name="T10"> as</text:span><text:span text:style-name="T5"> value,</text:span></text:p>
          </draw:text-box>
        </draw:frame>
        <draw:frame draw:style-name="gr3" draw:text-style-name="P4" draw:layer="layout" svg:width="7.556cm" svg:height="0.433cm" svg:x="4.81cm" svg:y="24.086cm">
          <draw:text-box>
            <text:p text:style-name="P2"><text:span text:style-name="T11">'individuel'</text:span><text:span text:style-name="T5">::text</text:span><text:span text:style-name="T10"> as source</text:span><text:span text:style-name="T5">, ufo.expires_at, 1</text:span><text:span text:style-name="T10"> as</text:span><text:span text:style-name="T5"> prio</text:span></text:p>
          </draw:text-box>
        </draw:frame>
        <draw:frame draw:style-name="gr3" draw:text-style-name="P4" draw:layer="layout" svg:width="4.825cm" svg:height="0.433cm" svg:x="3.477cm" svg:y="24.562cm">
          <draw:text-box>
            <text:p text:style-name="P2"><text:span text:style-name="T10">from</text:span><text:span text:style-name="T5"> user_feature_overrides ufo</text:span></text:p>
          </draw:text-box>
        </draw:frame>
        <draw:frame draw:style-name="gr3" draw:text-style-name="P4" draw:layer="layout" svg:width="4.75cm" svg:height="0.433cm" svg:x="3.477cm" svg:y="25.039cm">
          <draw:text-box>
            <text:p text:style-name="P2"><text:span text:style-name="T10">join</text:span><text:span text:style-name="T5"> u</text:span><text:span text:style-name="T10"> on</text:span><text:span text:style-name="T5"> ufo.user_id = u.user_id</text:span></text:p>
          </draw:text-box>
        </draw:frame>
        <draw:frame draw:style-name="gr3" draw:text-style-name="P4" draw:layer="layout" svg:width="8.035cm" svg:height="0.433cm" svg:x="3.477cm" svg:y="25.515cm">
          <draw:text-box>
            <text:p text:style-name="P2"><text:span text:style-name="T10">where</text:span><text:span text:style-name="T5"> (ufo.expires_at</text:span><text:span text:style-name="T10"> is null or</text:span><text:span text:style-name="T5"> ufo.expires_at &gt; now())</text:span></text:p>
          </draw:text-box>
        </draw:frame>
        <draw:frame draw:style-name="gr3" draw:text-style-name="P4" draw:layer="layout" svg:width="0.317cm" svg:height="0.433cm" svg:x="3.096cm" svg:y="25.991cm">
          <draw:text-box>
            <text:p text:style-name="P2"><text:span text:style-name="T5">),</text:span></text:p>
          </draw:text-box>
        </draw:frame>
        <draw:frame draw:style-name="gr3" draw:text-style-name="P4" draw:layer="layout" svg:width="1.801cm" svg:height="0.433cm" svg:x="3.096cm" svg:y="26.467cm">
          <draw:text-box>
            <text:p text:style-name="P2"><text:span text:style-name="T5">all_rows</text:span><text:span text:style-name="T10"> as</text:span><text:span text:style-name="T5"> (</text:span></text:p>
          </draw:text-box>
        </draw:frame>
        <draw:frame draw:style-name="gr3" draw:text-style-name="P4" draw:layer="layout" svg:width="0.317cm" svg:height="0.433cm" svg:x="10.409cm" svg:y="28.214cm">
          <draw:text-box>
            <text:p text:style-name="P2"><text:span text:style-name="T12">2</text:span></text:p>
          </draw:text-box>
        </draw:frame>
      </draw:page>
      <draw:page draw:name="page3" draw:style-name="dp1" draw:master-page-name="master-page58">
        <draw:path draw:style-name="gr1" draw:text-style-name="P1" draw:layer="layout" svg:width="0.05cm" svg:height="18.658cm" svg:x="18.198cm" svg:y="8.501cm" svg:viewBox="0 0 51 18659" svg:d="M24 18659v-18584c0-22-9-42-24-56l20-19c19 19 31 46 31 75v18584z">
          <text:p/>
        </draw:path>
        <draw:frame draw:style-name="gr3" draw:text-style-name="P4" draw:layer="layout" svg:width="3.595cm" svg:height="0.433cm" svg:x="3.477cm" svg:y="2.547cm">
          <draw:text-box>
            <text:p text:style-name="P2"><text:span text:style-name="T10">select</text:span><text:span text:style-name="T5"> *</text:span><text:span text:style-name="T10"> from</text:span><text:span text:style-name="T5"> indiv_rows</text:span></text:p>
          </draw:text-box>
        </draw:frame>
        <draw:frame draw:style-name="gr3" draw:text-style-name="P4" draw:layer="layout" svg:width="5.227cm" svg:height="0.433cm" svg:x="3.477cm" svg:y="3.023cm">
          <draw:text-box>
            <text:p text:style-name="P2"><text:span text:style-name="T10">union all select</text:span><text:span text:style-name="T5"> *</text:span><text:span text:style-name="T10"> from</text:span><text:span text:style-name="T5"> cohort_rows</text:span></text:p>
          </draw:text-box>
        </draw:frame>
        <draw:frame draw:style-name="gr3" draw:text-style-name="P4" draw:layer="layout" svg:width="4.9cm" svg:height="0.433cm" svg:x="3.477cm" svg:y="3.5cm">
          <draw:text-box>
            <text:p text:style-name="P2"><text:span text:style-name="T10">union all select</text:span><text:span text:style-name="T5"> *</text:span><text:span text:style-name="T10"> from</text:span><text:span text:style-name="T5"> plan_rows</text:span></text:p>
          </draw:text-box>
        </draw:frame>
        <draw:frame draw:style-name="gr3" draw:text-style-name="P4" draw:layer="layout" svg:width="0.317cm" svg:height="0.433cm" svg:x="3.096cm" svg:y="3.976cm">
          <draw:text-box>
            <text:p text:style-name="P2"><text:span text:style-name="T5">)</text:span></text:p>
          </draw:text-box>
        </draw:frame>
        <draw:frame draw:style-name="gr3" draw:text-style-name="P4" draw:layer="layout" svg:width="4.516cm" svg:height="0.433cm" svg:x="3.096cm" svg:y="4.452cm">
          <draw:text-box>
            <text:p text:style-name="P2"><text:span text:style-name="T10">select distinct on</text:span><text:span text:style-name="T5"> (feature_key)</text:span></text:p>
          </draw:text-box>
        </draw:frame>
        <draw:frame draw:style-name="gr3" draw:text-style-name="P4" draw:layer="layout" svg:width="5.564cm" svg:height="0.433cm" svg:x="3.477cm" svg:y="4.928cm">
          <draw:text-box>
            <text:p text:style-name="P2"><text:span text:style-name="T5">feature_key, value,</text:span><text:span text:style-name="T10"> source</text:span><text:span text:style-name="T5">, expires_at</text:span></text:p>
          </draw:text-box>
        </draw:frame>
        <draw:frame draw:style-name="gr3" draw:text-style-name="P4" draw:layer="layout" svg:width="2.021cm" svg:height="0.433cm" svg:x="3.096cm" svg:y="5.405cm">
          <draw:text-box>
            <text:p text:style-name="P2"><text:span text:style-name="T10">from</text:span><text:span text:style-name="T5"> all_rows</text:span></text:p>
          </draw:text-box>
        </draw:frame>
        <draw:path draw:style-name="gr11" draw:text-style-name="P12" draw:layer="layout" svg:width="0.434cm" svg:height="0.371cm" svg:x="3.095cm" svg:y="6.402cm" svg:viewBox="0 0 435 372" svg:d="M27 27h382v318h-382zM0 0h435v372h-435z">
          <text:p/>
        </draw:path>
        <draw:frame draw:style-name="gr3" draw:text-style-name="P4" draw:layer="layout" svg:width="7.406cm" svg:height="0.433cm" svg:x="3.096cm" svg:y="5.881cm">
          <draw:text-box>
            <text:p text:style-name="P2"><text:span text:style-name="T10">order by</text:span><text:span text:style-name="T5"> feature_key, prio;</text:span><text:span text:style-name="T9"> -- 1 gagne sur 2, puis 3</text:span></text:p>
          </draw:text-box>
        </draw:frame>
        <draw:frame draw:style-name="gr3" draw:text-style-name="P4" draw:layer="layout" svg:width="0.45cm" svg:height="0.433cm" svg:x="3.122cm" svg:y="6.357cm">
          <draw:text-box>
            <text:p text:style-name="P2"><text:span text:style-name="T5">$$;</text:span></text:p>
          </draw:text-box>
        </draw:frame>
        <draw:frame draw:style-name="gr12" draw:text-style-name="P13" draw:layer="layout" svg:width="7.406cm" svg:height="0.509cm" svg:x="2.752cm" svg:y="7.567cm">
          <draw:text-box>
            <text:p text:style-name="P2"><text:span text:style-name="T16">Variante diagnostic (toutes les couches)</text:span></text:p>
          </draw:text-box>
        </draw:frame>
        <draw:frame draw:style-name="gr3" draw:text-style-name="P4" draw:layer="layout" svg:width="9.448cm" svg:height="0.433cm" svg:x="3.096cm" svg:y="8.822cm">
          <draw:text-box>
            <text:p text:style-name="P2"><text:span text:style-name="T10">create or replace function</text:span><text:span text:style-name="T5"> debug_layers_for_email(p_email text)</text:span></text:p>
          </draw:text-box>
        </draw:frame>
        <draw:frame draw:style-name="gr3" draw:text-style-name="P4" draw:layer="layout" svg:width="9.809cm" svg:height="0.433cm" svg:x="3.096cm" svg:y="9.298cm">
          <draw:text-box>
            <text:p text:style-name="P2"><text:span text:style-name="T10">returns table</text:span><text:span text:style-name="T5">(feature_key text, value jsonb,</text:span><text:span text:style-name="T10"> source</text:span><text:span text:style-name="T5"> text, expires_at</text:span></text:p>
          </draw:text-box>
        </draw:frame>
        <draw:frame draw:style-name="gr3" draw:text-style-name="P4" draw:layer="layout" svg:width="3.214cm" svg:height="0.433cm" svg:x="3.096cm" svg:y="9.774cm">
          <draw:text-box>
            <text:p text:style-name="P2"><text:span text:style-name="T5">timestamptz, prio int)</text:span></text:p>
          </draw:text-box>
        </draw:frame>
        <draw:path draw:style-name="gr11" draw:text-style-name="P12" draw:layer="layout" svg:width="0.434cm" svg:height="0.371cm" svg:x="7.477cm" svg:y="10.295cm" svg:viewBox="0 0 435 372" svg:d="M27 27h382v318h-382zM0 0h435v372h-435z">
          <text:p/>
        </draw:path>
        <draw:frame draw:style-name="gr3" draw:text-style-name="P4" draw:layer="layout" svg:width="3.756cm" svg:height="0.433cm" svg:x="3.096cm" svg:y="10.25cm">
          <draw:text-box>
            <text:p text:style-name="P2"><text:span text:style-name="T10">language sql stable as</text:span><text:span text:style-name="T5"> $$</text:span></text:p>
          </draw:text-box>
        </draw:frame>
        <draw:frame draw:style-name="gr3" draw:text-style-name="P4" draw:layer="layout" svg:width="10.428cm" svg:height="0.433cm" svg:x="3.096cm" svg:y="10.741cm">
          <draw:text-box>
            <text:p text:style-name="P2"><text:span text:style-name="T9">-- mêmes CTE que ci</text:span><text:span text:style-name="T17">‑</text:span><text:span text:style-name="T9">dessus, mais on retourne all_rows sans DISTINCT</text:span></text:p>
          </draw:text-box>
        </draw:frame>
        <draw:frame draw:style-name="gr3" draw:text-style-name="P4" draw:layer="layout" svg:width="1.514cm" svg:height="0.433cm" svg:x="3.096cm" svg:y="11.217cm">
          <draw:text-box>
            <text:p text:style-name="P2"><text:span text:style-name="T10">with</text:span><text:span text:style-name="T5"> u</text:span><text:span text:style-name="T10"> as</text:span><text:span text:style-name="T5"> (</text:span></text:p>
          </draw:text-box>
        </draw:frame>
        <draw:frame draw:style-name="gr3" draw:text-style-name="P4" draw:layer="layout" svg:width="9.381cm" svg:height="0.433cm" svg:x="3.477cm" svg:y="11.694cm">
          <draw:text-box>
            <text:p text:style-name="P2"><text:span text:style-name="T10">select</text:span><text:span text:style-name="T5"> id</text:span><text:span text:style-name="T10"> as</text:span><text:span text:style-name="T5"> user_id,</text:span><text:span text:style-name="T10"> coalesce</text:span><text:span text:style-name="T5">(subscription_tier,</text:span><text:span text:style-name="T11"> 'free'</text:span><text:span text:style-name="T5">)</text:span><text:span text:style-name="T10"> as</text:span><text:span text:style-name="T5"> plan_id</text:span></text:p>
          </draw:text-box>
        </draw:frame>
        <draw:frame draw:style-name="gr3" draw:text-style-name="P4" draw:layer="layout" svg:width="2.214cm" svg:height="0.433cm" svg:x="3.477cm" svg:y="12.17cm">
          <draw:text-box>
            <text:p text:style-name="P2"><text:span text:style-name="T10">from</text:span><text:span text:style-name="T5"> profiles p</text:span></text:p>
          </draw:text-box>
        </draw:frame>
        <draw:frame draw:style-name="gr3" draw:text-style-name="P4" draw:layer="layout" svg:width="3.619cm" svg:height="0.433cm" svg:x="3.477cm" svg:y="12.646cm">
          <draw:text-box>
            <text:p text:style-name="P2"><text:span text:style-name="T10">where</text:span><text:span text:style-name="T5"> p.email = p_email</text:span></text:p>
          </draw:text-box>
        </draw:frame>
        <draw:frame draw:style-name="gr3" draw:text-style-name="P4" draw:layer="layout" svg:width="0.923cm" svg:height="0.433cm" svg:x="3.477cm" svg:y="13.122cm">
          <draw:text-box>
            <text:p text:style-name="P2"><text:span text:style-name="T10">limit</text:span><text:span text:style-name="T5"> 1</text:span></text:p>
          </draw:text-box>
        </draw:frame>
        <draw:frame draw:style-name="gr3" draw:text-style-name="P4" draw:layer="layout" svg:width="0.317cm" svg:height="0.433cm" svg:x="3.096cm" svg:y="13.599cm">
          <draw:text-box>
            <text:p text:style-name="P2"><text:span text:style-name="T5">),</text:span></text:p>
          </draw:text-box>
        </draw:frame>
        <draw:frame draw:style-name="gr3" draw:text-style-name="P4" draw:layer="layout" svg:width="2.11cm" svg:height="0.433cm" svg:x="3.096cm" svg:y="14.075cm">
          <draw:text-box>
            <text:p text:style-name="P2"><text:span text:style-name="T5">plan_rows</text:span><text:span text:style-name="T10"> as</text:span><text:span text:style-name="T5"> (</text:span></text:p>
          </draw:text-box>
        </draw:frame>
        <draw:frame draw:style-name="gr3" draw:text-style-name="P4" draw:layer="layout" svg:width="8.181cm" svg:height="0.433cm" svg:x="3.477cm" svg:y="14.551cm">
          <draw:text-box>
            <text:p text:style-name="P2"><text:span text:style-name="T10">select</text:span><text:span text:style-name="T5"> f.feature_key, f.feature_value</text:span><text:span text:style-name="T10"> as</text:span><text:span text:style-name="T5"> value,</text:span><text:span text:style-name="T11">'plan'</text:span><text:span text:style-name="T5">::text</text:span></text:p>
          </draw:text-box>
        </draw:frame>
        <draw:frame draw:style-name="gr3" draw:text-style-name="P4" draw:layer="layout" svg:width="6.242cm" svg:height="0.433cm" svg:x="3.096cm" svg:y="15.027cm">
          <draw:text-box>
            <text:p text:style-name="P2"><text:span text:style-name="T10">source</text:span><text:span text:style-name="T5">,</text:span><text:span text:style-name="T10">null</text:span><text:span text:style-name="T5">::timestamptz expires_at,3 prio</text:span></text:p>
          </draw:text-box>
        </draw:frame>
        <draw:frame draw:style-name="gr3" draw:text-style-name="P4" draw:layer="layout" svg:width="7.466cm" svg:height="0.433cm" svg:x="3.477cm" svg:y="15.504cm">
          <draw:text-box>
            <text:p text:style-name="P2"><text:span text:style-name="T10">from</text:span><text:span text:style-name="T5"> plan_features f</text:span><text:span text:style-name="T10"> join</text:span><text:span text:style-name="T5"> u</text:span><text:span text:style-name="T10"> on</text:span><text:span text:style-name="T5"> f.plan_id = u.plan_id</text:span></text:p>
          </draw:text-box>
        </draw:frame>
        <draw:frame draw:style-name="gr3" draw:text-style-name="P4" draw:layer="layout" svg:width="0.317cm" svg:height="0.433cm" svg:x="3.096cm" svg:y="15.98cm">
          <draw:text-box>
            <text:p text:style-name="P2"><text:span text:style-name="T5">),</text:span></text:p>
          </draw:text-box>
        </draw:frame>
        <draw:frame draw:style-name="gr3" draw:text-style-name="P4" draw:layer="layout" svg:width="2.142cm" svg:height="0.433cm" svg:x="3.096cm" svg:y="16.456cm">
          <draw:text-box>
            <text:p text:style-name="P2"><text:span text:style-name="T5">cohort_ids</text:span><text:span text:style-name="T10"> as</text:span><text:span text:style-name="T5"> (</text:span></text:p>
          </draw:text-box>
        </draw:frame>
        <draw:frame draw:style-name="gr3" draw:text-style-name="P4" draw:layer="layout" svg:width="10.713cm" svg:height="0.433cm" svg:x="3.477cm" svg:y="16.932cm">
          <draw:text-box>
            <text:p text:style-name="P2"><text:span text:style-name="T10">select</text:span><text:span text:style-name="T5"> uc.cohort_id</text:span><text:span text:style-name="T10"> from</text:span><text:span text:style-name="T5"> user_cohorts uc</text:span><text:span text:style-name="T10"> join</text:span><text:span text:style-name="T5"> u</text:span><text:span text:style-name="T10"> on</text:span><text:span text:style-name="T5"> uc.user_id = u.user_id</text:span></text:p>
          </draw:text-box>
        </draw:frame>
        <draw:frame draw:style-name="gr3" draw:text-style-name="P4" draw:layer="layout" svg:width="0.317cm" svg:height="0.433cm" svg:x="3.096cm" svg:y="17.409cm">
          <draw:text-box>
            <text:p text:style-name="P2"><text:span text:style-name="T5">),</text:span></text:p>
          </draw:text-box>
        </draw:frame>
        <draw:frame draw:style-name="gr3" draw:text-style-name="P4" draw:layer="layout" svg:width="2.437cm" svg:height="0.433cm" svg:x="3.096cm" svg:y="17.885cm">
          <draw:text-box>
            <text:p text:style-name="P2"><text:span text:style-name="T5">cohort_rows</text:span><text:span text:style-name="T10"> as</text:span><text:span text:style-name="T5"> (</text:span></text:p>
          </draw:text-box>
        </draw:frame>
        <draw:frame draw:style-name="gr3" draw:text-style-name="P4" draw:layer="layout" svg:width="8.963cm" svg:height="0.433cm" svg:x="3.477cm" svg:y="18.361cm">
          <draw:text-box>
            <text:p text:style-name="P2"><text:span text:style-name="T10">select</text:span><text:span text:style-name="T5"> cfo.feature_key, cfo.feature_value value,</text:span><text:span text:style-name="T11">'cohorte'</text:span><text:span text:style-name="T5">::text</text:span></text:p>
          </draw:text-box>
        </draw:frame>
        <draw:frame draw:style-name="gr3" draw:text-style-name="P4" draw:layer="layout" svg:width="4.099cm" svg:height="0.433cm" svg:x="3.096cm" svg:y="18.837cm">
          <draw:text-box>
            <text:p text:style-name="P2"><text:span text:style-name="T10">source</text:span><text:span text:style-name="T5">,cfo.expires_at,2 prio</text:span></text:p>
          </draw:text-box>
        </draw:frame>
        <draw:frame draw:style-name="gr3" draw:text-style-name="P4" draw:layer="layout" svg:width="5.101cm" svg:height="0.433cm" svg:x="3.477cm" svg:y="19.314cm">
          <draw:text-box>
            <text:p text:style-name="P2"><text:span text:style-name="T10">from</text:span><text:span text:style-name="T5"> cohort_feature_overrides cfo</text:span></text:p>
          </draw:text-box>
        </draw:frame>
        <draw:frame draw:style-name="gr3" draw:text-style-name="P4" draw:layer="layout" svg:width="8.371cm" svg:height="0.433cm" svg:x="3.477cm" svg:y="19.79cm">
          <draw:text-box>
            <text:p text:style-name="P2"><text:span text:style-name="T10">where</text:span><text:span text:style-name="T5"> cfo.cohort_id</text:span><text:span text:style-name="T10"> in</text:span><text:span text:style-name="T5"> (</text:span><text:span text:style-name="T10">select</text:span><text:span text:style-name="T5"> cohort_id</text:span><text:span text:style-name="T10"> from</text:span><text:span text:style-name="T5"> cohort_ids)</text:span></text:p>
          </draw:text-box>
        </draw:frame>
        <draw:frame draw:style-name="gr3" draw:text-style-name="P4" draw:layer="layout" svg:width="7.582cm" svg:height="0.433cm" svg:x="3.858cm" svg:y="20.266cm">
          <draw:text-box>
            <text:p text:style-name="P2"><text:span text:style-name="T10">and</text:span><text:span text:style-name="T5"> (cfo.expires_at</text:span><text:span text:style-name="T10"> is null or</text:span><text:span text:style-name="T5"> cfo.expires_at &gt; now())</text:span></text:p>
          </draw:text-box>
        </draw:frame>
        <draw:frame draw:style-name="gr3" draw:text-style-name="P4" draw:layer="layout" svg:width="0.317cm" svg:height="0.433cm" svg:x="3.096cm" svg:y="20.742cm">
          <draw:text-box>
            <text:p text:style-name="P2"><text:span text:style-name="T5">),</text:span></text:p>
          </draw:text-box>
        </draw:frame>
        <draw:frame draw:style-name="gr3" draw:text-style-name="P4" draw:layer="layout" svg:width="2.175cm" svg:height="0.433cm" svg:x="3.096cm" svg:y="21.219cm">
          <draw:text-box>
            <text:p text:style-name="P2"><text:span text:style-name="T5">indiv_rows</text:span><text:span text:style-name="T10"> as</text:span><text:span text:style-name="T5"> (</text:span></text:p>
          </draw:text-box>
        </draw:frame>
        <draw:frame draw:style-name="gr3" draw:text-style-name="P4" draw:layer="layout" svg:width="9.345cm" svg:height="0.433cm" svg:x="3.477cm" svg:y="21.695cm">
          <draw:text-box>
            <text:p text:style-name="P2"><text:span text:style-name="T10">select</text:span><text:span text:style-name="T5"> ufo.feature_key, ufo.feature_value value,</text:span><text:span text:style-name="T11">'individuel'</text:span><text:span text:style-name="T5">::text</text:span></text:p>
          </draw:text-box>
        </draw:frame>
        <draw:frame draw:style-name="gr3" draw:text-style-name="P4" draw:layer="layout" svg:width="4.143cm" svg:height="0.433cm" svg:x="3.096cm" svg:y="22.171cm">
          <draw:text-box>
            <text:p text:style-name="P2"><text:span text:style-name="T10">source</text:span><text:span text:style-name="T5">,ufo.expires_at,1 prio</text:span></text:p>
          </draw:text-box>
        </draw:frame>
        <draw:frame draw:style-name="gr3" draw:text-style-name="P4" draw:layer="layout" svg:width="9.656cm" svg:height="0.433cm" svg:x="3.477cm" svg:y="22.647cm">
          <draw:text-box>
            <text:p text:style-name="P2"><text:span text:style-name="T10">from</text:span><text:span text:style-name="T5"> user_feature_overrides ufo</text:span><text:span text:style-name="T10"> join</text:span><text:span text:style-name="T5"> u</text:span><text:span text:style-name="T10"> on</text:span><text:span text:style-name="T5"> ufo.user_id = u.user_id</text:span></text:p>
          </draw:text-box>
        </draw:frame>
        <draw:frame draw:style-name="gr3" draw:text-style-name="P4" draw:layer="layout" svg:width="8.035cm" svg:height="0.433cm" svg:x="3.477cm" svg:y="23.124cm">
          <draw:text-box>
            <text:p text:style-name="P2"><text:span text:style-name="T10">where</text:span><text:span text:style-name="T5"> (ufo.expires_at</text:span><text:span text:style-name="T10"> is null or</text:span><text:span text:style-name="T5"> ufo.expires_at &gt; now())</text:span></text:p>
          </draw:text-box>
        </draw:frame>
        <draw:frame draw:style-name="gr3" draw:text-style-name="P4" draw:layer="layout" svg:width="0.317cm" svg:height="0.433cm" svg:x="3.096cm" svg:y="23.6cm">
          <draw:text-box>
            <text:p text:style-name="P2"><text:span text:style-name="T5">)</text:span></text:p>
          </draw:text-box>
        </draw:frame>
        <draw:frame draw:style-name="gr3" draw:text-style-name="P4" draw:layer="layout" svg:width="2.108cm" svg:height="0.433cm" svg:x="3.096cm" svg:y="24.076cm">
          <draw:text-box>
            <text:p text:style-name="P2"><text:span text:style-name="T10">select</text:span><text:span text:style-name="T5"> *</text:span><text:span text:style-name="T10"> from</text:span><text:span text:style-name="T5"> (</text:span></text:p>
          </draw:text-box>
        </draw:frame>
        <draw:frame draw:style-name="gr3" draw:text-style-name="P4" draw:layer="layout" svg:width="3.595cm" svg:height="0.433cm" svg:x="3.477cm" svg:y="24.552cm">
          <draw:text-box>
            <text:p text:style-name="P2"><text:span text:style-name="T10">select</text:span><text:span text:style-name="T5"> *</text:span><text:span text:style-name="T10"> from</text:span><text:span text:style-name="T5"> indiv_rows</text:span></text:p>
          </draw:text-box>
        </draw:frame>
        <draw:frame draw:style-name="gr3" draw:text-style-name="P4" draw:layer="layout" svg:width="5.227cm" svg:height="0.433cm" svg:x="3.477cm" svg:y="25.029cm">
          <draw:text-box>
            <text:p text:style-name="P2"><text:span text:style-name="T10">union all select</text:span><text:span text:style-name="T5"> *</text:span><text:span text:style-name="T10"> from</text:span><text:span text:style-name="T5"> cohort_rows</text:span></text:p>
          </draw:text-box>
        </draw:frame>
        <draw:frame draw:style-name="gr3" draw:text-style-name="P4" draw:layer="layout" svg:width="4.9cm" svg:height="0.433cm" svg:x="3.477cm" svg:y="25.505cm">
          <draw:text-box>
            <text:p text:style-name="P2"><text:span text:style-name="T10">union all select</text:span><text:span text:style-name="T5"> *</text:span><text:span text:style-name="T10"> from</text:span><text:span text:style-name="T5"> plan_rows</text:span></text:p>
          </draw:text-box>
        </draw:frame>
        <draw:frame draw:style-name="gr3" draw:text-style-name="P4" draw:layer="layout" svg:width="1.388cm" svg:height="0.433cm" svg:x="3.096cm" svg:y="25.981cm">
          <draw:text-box>
            <text:p text:style-name="P2"><text:span text:style-name="T5">) all_rows</text:span></text:p>
          </draw:text-box>
        </draw:frame>
        <draw:frame draw:style-name="gr3" draw:text-style-name="P4" draw:layer="layout" svg:width="0.317cm" svg:height="0.433cm" svg:x="10.409cm" svg:y="28.214cm">
          <draw:text-box>
            <text:p text:style-name="P2"><text:span text:style-name="T12">3</text:span></text:p>
          </draw:text-box>
        </draw:frame>
      </draw:page>
      <draw:page draw:name="page4" draw:style-name="dp1" draw:master-page-name="master-page58">
        <draw:polygon draw:style-name="gr1" draw:text-style-name="P1" draw:layer="layout" svg:width="15.497cm" svg:height="0.027cm" svg:x="2.751cm" svg:y="4.365cm" svg:viewBox="0 0 15498 28" draw:points="15498,28 0,28 0,0 15498,0">
          <text:p/>
        </draw:polygon>
        <draw:path draw:style-name="gr1" draw:text-style-name="P1" draw:layer="layout" svg:width="15.497cm" svg:height="1.641cm" svg:x="2.751cm" svg:y="6.959cm" svg:viewBox="0 0 15498 1642" svg:d="M106 27h15286c44 0 79 35 79 79v1430c0 43-35 79-79 79h-15286c-44 0-79-36-79-79v-1430c0-44 35-79 79-79zM106 0h15286c58 0 106 48 106 106v1430c0 58-48 106-106 106h-15286c-58 0-106-48-106-106v-1430c0-58 48-106 106-106z">
          <text:p/>
        </draw:path>
        <draw:path draw:style-name="gr1" draw:text-style-name="P1" draw:layer="layout" svg:width="15.497cm" svg:height="1.64cm" svg:x="2.751cm" svg:y="9.9cm" svg:viewBox="0 0 15498 1641" svg:d="M106 26h15286c44 0 79 36 79 80v1429c0 44-35 80-79 80h-15286c-44 0-79-36-79-80v-1429c0-44 35-80 79-80zM106 0h15286c58 0 106 47 106 106v1429c0 58-48 106-106 106h-15286c-58 0-106-48-106-106v-1429c0-59 48-106 106-106z">
          <text:p/>
        </draw:path>
        <draw:path draw:style-name="gr1" draw:text-style-name="P1" draw:layer="layout" svg:width="15.497cm" svg:height="5.927cm" svg:x="2.751cm" svg:y="12.84cm" svg:viewBox="0 0 15498 5928" svg:d="M106 27h15286c44 0 79 35 79 79v5716c0 44-35 79-79 79h-15286c-44 0-79-35-79-79v-5716c0-44 35-79 79-79zM106 0h15286c58 0 106 48 106 106v5716c0 58-48 106-106 106h-15286c-58 0-106-48-106-106v-5716c0-58 48-106 106-106z">
          <text:p/>
        </draw:path>
        <draw:polygon draw:style-name="gr1" draw:text-style-name="P1" draw:layer="layout" svg:width="15.497cm" svg:height="0.027cm" svg:x="2.751cm" svg:y="19.296cm" svg:viewBox="0 0 15498 28" draw:points="15498,28 0,28 0,0 15498,0">
          <text:p/>
        </draw:polygon>
        <draw:path draw:style-name="gr1" draw:text-style-name="P1" draw:layer="layout" svg:width="14.439cm" svg:height="2.116cm" svg:x="3.81cm" svg:y="23.258cm" svg:viewBox="0 0 14440 2117" svg:d="M106 26h14228c44 0 79 36 79 80v1906c0 43-35 79-79 79h-14228c-43 0-79-36-79-79v-1906c0-44 36-80 79-80zM106 0h14228c58 0 106 47 106 106v1906c0 58-48 105-106 105h-14228c-58 0-106-47-106-105v-1906c0-59 48-106 106-106z">
          <text:p/>
        </draw:path>
        <draw:polygon draw:style-name="gr1" draw:text-style-name="P1" draw:layer="layout" svg:width="15.497cm" svg:height="0.026cm" svg:x="2.751cm" svg:y="25.904cm" svg:viewBox="0 0 15498 27" draw:points="15498,27 0,27 0,0 15498,0">
          <text:p/>
        </draw:polygon>
        <draw:path draw:style-name="gr11" draw:text-style-name="P12" draw:layer="layout" svg:width="0.434cm" svg:height="0.37cm" svg:x="3.095cm" svg:y="3.069cm" svg:viewBox="0 0 435 371" svg:d="M27 26h382v319h-382zM0 0h435v371h-435z">
          <text:p/>
        </draw:path>
        <draw:frame draw:style-name="gr3" draw:text-style-name="P4" draw:layer="layout" svg:width="3.945cm" svg:height="0.433cm" svg:x="3.096cm" svg:y="2.547cm">
          <draw:text-box>
            <text:p text:style-name="P2"><text:span text:style-name="T10">order by</text:span><text:span text:style-name="T5"> feature_key, prio;</text:span></text:p>
          </draw:text-box>
        </draw:frame>
        <draw:frame draw:style-name="gr3" draw:text-style-name="P4" draw:layer="layout" svg:width="0.45cm" svg:height="0.433cm" svg:x="3.122cm" svg:y="3.023cm">
          <draw:text-box>
            <text:p text:style-name="P2"><text:span text:style-name="T5">$$;</text:span></text:p>
          </draw:text-box>
        </draw:frame>
        <draw:frame draw:style-name="gr4" draw:text-style-name="P5" draw:layer="layout" svg:width="5.84cm" svg:height="0.649cm" svg:x="2.752cm" svg:y="4.954cm">
          <draw:text-box>
            <text:p text:style-name="P2"><text:span text:style-name="T3">4) Requêtes copier‑coller</text:span></text:p>
          </draw:text-box>
        </draw:frame>
        <draw:frame draw:style-name="gr12" draw:text-style-name="P13" draw:layer="layout" svg:width="4.755cm" svg:height="0.509cm" svg:x="2.752cm" svg:y="6.057cm">
          <draw:text-box>
            <text:p text:style-name="P2"><text:span text:style-name="T16">Trouver l’UUID d’un email</text:span></text:p>
          </draw:text-box>
        </draw:frame>
        <draw:frame draw:style-name="gr3" draw:text-style-name="P4" draw:layer="layout" svg:width="6.88cm" svg:height="0.433cm" svg:x="3.096cm" svg:y="7.311cm">
          <draw:text-box>
            <text:p text:style-name="P2"><text:span text:style-name="T10">select</text:span><text:span text:style-name="T5"> id, email, subscription_tier</text:span><text:span text:style-name="T10"> from</text:span><text:span text:style-name="T5"> profiles</text:span></text:p>
          </draw:text-box>
        </draw:frame>
        <draw:frame draw:style-name="gr3" draw:text-style-name="P4" draw:layer="layout" svg:width="6.15cm" svg:height="0.433cm" svg:x="3.096cm" svg:y="7.787cm">
          <draw:text-box>
            <text:p text:style-name="P2"><text:span text:style-name="T10">where</text:span><text:span text:style-name="T5"> email =</text:span><text:span text:style-name="T11"> 'ton.email@domaine.com'</text:span><text:span text:style-name="T5">;</text:span></text:p>
          </draw:text-box>
        </draw:frame>
        <draw:frame draw:style-name="gr12" draw:text-style-name="P13" draw:layer="layout" svg:width="6.465cm" svg:height="0.509cm" svg:x="2.752cm" svg:y="8.997cm">
          <draw:text-box>
            <text:p text:style-name="P2"><text:span text:style-name="T16">Lister les overrides d’un utilisateur</text:span></text:p>
          </draw:text-box>
        </draw:frame>
        <draw:frame draw:style-name="gr3" draw:text-style-name="P4" draw:layer="layout" svg:width="10.878cm" svg:height="0.433cm" svg:x="3.096cm" svg:y="10.251cm">
          <draw:text-box>
            <text:p text:style-name="P2"><text:span text:style-name="T10">with</text:span><text:span text:style-name="T5"> v</text:span><text:span text:style-name="T10"> as</text:span><text:span text:style-name="T5"> (</text:span><text:span text:style-name="T10">select</text:span><text:span text:style-name="T11"> '00000000-0000-0000-0000-000000000000'</text:span><text:span text:style-name="T5">::uuid user_id)</text:span></text:p>
          </draw:text-box>
        </draw:frame>
        <draw:frame draw:style-name="gr3" draw:text-style-name="P4" draw:layer="layout" svg:width="11.316cm" svg:height="0.433cm" svg:x="3.096cm" svg:y="10.728cm">
          <draw:text-box>
            <text:p text:style-name="P2"><text:span text:style-name="T10">select</text:span><text:span text:style-name="T5"> *</text:span><text:span text:style-name="T10"> from</text:span><text:span text:style-name="T5"> user_feature_overrides</text:span><text:span text:style-name="T10"> where</text:span><text:span text:style-name="T5"> user_id = (</text:span><text:span text:style-name="T10">select</text:span><text:span text:style-name="T5"> user_id</text:span><text:span text:style-name="T10"> from</text:span><text:span text:style-name="T5"> v);</text:span></text:p>
          </draw:text-box>
        </draw:frame>
        <draw:frame draw:style-name="gr12" draw:text-style-name="P13" draw:layer="layout" svg:width="7.161cm" svg:height="0.509cm" svg:x="2.752cm" svg:y="11.938cm">
          <draw:text-box>
            <text:p text:style-name="P2"><text:span text:style-name="T16">Lister ses cohortes + règles appliquées</text:span></text:p>
          </draw:text-box>
        </draw:frame>
        <draw:frame draw:style-name="gr3" draw:text-style-name="P4" draw:layer="layout" svg:width="10.878cm" svg:height="0.433cm" svg:x="3.096cm" svg:y="13.192cm">
          <draw:text-box>
            <text:p text:style-name="P2"><text:span text:style-name="T10">with</text:span><text:span text:style-name="T5"> v</text:span><text:span text:style-name="T10"> as</text:span><text:span text:style-name="T5"> (</text:span><text:span text:style-name="T10">select</text:span><text:span text:style-name="T11"> '00000000-0000-0000-0000-000000000000'</text:span><text:span text:style-name="T5">::uuid user_id)</text:span></text:p>
          </draw:text-box>
        </draw:frame>
        <draw:frame draw:style-name="gr3" draw:text-style-name="P4" draw:layer="layout" svg:width="3.616cm" svg:height="0.433cm" svg:x="3.096cm" svg:y="13.668cm">
          <draw:text-box>
            <text:p text:style-name="P2"><text:span text:style-name="T10">select c</text:span><text:span text:style-name="T5">.*</text:span><text:span text:style-name="T10"> from</text:span><text:span text:style-name="T5"> cohorts</text:span><text:span text:style-name="T10"> c</text:span></text:p>
          </draw:text-box>
        </draw:frame>
        <draw:frame draw:style-name="gr3" draw:text-style-name="P4" draw:layer="layout" svg:width="10.542cm" svg:height="0.433cm" svg:x="3.096cm" svg:y="14.144cm">
          <draw:text-box>
            <text:p text:style-name="P2"><text:span text:style-name="T10">where c</text:span><text:span text:style-name="T5">.id</text:span><text:span text:style-name="T10"> in</text:span><text:span text:style-name="T5"> (</text:span><text:span text:style-name="T10">select</text:span><text:span text:style-name="T5"> cohort_id</text:span><text:span text:style-name="T10"> from</text:span><text:span text:style-name="T5"> user_cohorts uc</text:span><text:span text:style-name="T10"> where</text:span><text:span text:style-name="T5"> uc.user_id =</text:span></text:p>
          </draw:text-box>
        </draw:frame>
        <draw:frame draw:style-name="gr3" draw:text-style-name="P4" draw:layer="layout" svg:width="3.446cm" svg:height="0.433cm" svg:x="3.096cm" svg:y="14.621cm">
          <draw:text-box>
            <text:p text:style-name="P2"><text:span text:style-name="T5">(</text:span><text:span text:style-name="T10">select</text:span><text:span text:style-name="T5"> user_id</text:span><text:span text:style-name="T10"> from</text:span><text:span text:style-name="T5"> v));</text:span></text:p>
          </draw:text-box>
        </draw:frame>
        <draw:frame draw:style-name="gr3" draw:text-style-name="P4" draw:layer="layout" svg:width="10.878cm" svg:height="0.433cm" svg:x="3.096cm" svg:y="15.573cm">
          <draw:text-box>
            <text:p text:style-name="P2"><text:span text:style-name="T10">with</text:span><text:span text:style-name="T5"> v</text:span><text:span text:style-name="T10"> as</text:span><text:span text:style-name="T5"> (</text:span><text:span text:style-name="T10">select</text:span><text:span text:style-name="T11"> '00000000-0000-0000-0000-000000000000'</text:span><text:span text:style-name="T5">::uuid user_id)</text:span></text:p>
          </draw:text-box>
        </draw:frame>
        <draw:frame draw:style-name="gr3" draw:text-style-name="P4" draw:layer="layout" svg:width="6.3cm" svg:height="0.433cm" svg:x="3.096cm" svg:y="16.049cm">
          <draw:text-box>
            <text:p text:style-name="P2"><text:span text:style-name="T10">select</text:span><text:span text:style-name="T5"> *</text:span><text:span text:style-name="T10"> from</text:span><text:span text:style-name="T5"> cohort_feature_overrides cfo</text:span></text:p>
          </draw:text-box>
        </draw:frame>
        <draw:frame draw:style-name="gr3" draw:text-style-name="P4" draw:layer="layout" svg:width="3.494cm" svg:height="0.433cm" svg:x="3.096cm" svg:y="16.526cm">
          <draw:text-box>
            <text:p text:style-name="P2"><text:span text:style-name="T10">where</text:span><text:span text:style-name="T5"> cfo.cohort_id</text:span><text:span text:style-name="T10"> in</text:span><text:span text:style-name="T5"> (</text:span></text:p>
          </draw:text-box>
        </draw:frame>
        <draw:frame draw:style-name="gr3" draw:text-style-name="P4" draw:layer="layout" svg:width="10.667cm" svg:height="0.433cm" svg:x="3.477cm" svg:y="17.002cm">
          <draw:text-box>
            <text:p text:style-name="P2"><text:span text:style-name="T10">select</text:span><text:span text:style-name="T5"> cohort_id</text:span><text:span text:style-name="T10"> from</text:span><text:span text:style-name="T5"> user_cohorts uc</text:span><text:span text:style-name="T10"> where</text:span><text:span text:style-name="T5"> uc.user_id = (</text:span><text:span text:style-name="T10">select</text:span><text:span text:style-name="T5"> user_id</text:span></text:p>
          </draw:text-box>
        </draw:frame>
        <draw:frame draw:style-name="gr3" draw:text-style-name="P4" draw:layer="layout" svg:width="1.07cm" svg:height="0.433cm" svg:x="3.096cm" svg:y="17.478cm">
          <draw:text-box>
            <text:p text:style-name="P2"><text:span text:style-name="T10">from</text:span><text:span text:style-name="T5"> v)</text:span></text:p>
          </draw:text-box>
        </draw:frame>
        <draw:frame draw:style-name="gr3" draw:text-style-name="P4" draw:layer="layout" svg:width="0.317cm" svg:height="0.433cm" svg:x="3.096cm" svg:y="17.954cm">
          <draw:text-box>
            <text:p text:style-name="P2"><text:span text:style-name="T5">);</text:span></text:p>
          </draw:text-box>
        </draw:frame>
        <draw:frame draw:style-name="gr4" draw:text-style-name="P5" draw:layer="layout" svg:width="5.084cm" svg:height="0.649cm" svg:x="2.752cm" svg:y="19.885cm">
          <draw:text-box>
            <text:p text:style-name="P2"><text:span text:style-name="T3">5) Flow de test (4 pas)</text:span></text:p>
          </draw:text-box>
        </draw:frame>
        <draw:path draw:style-name="gr1" draw:text-style-name="P1" draw:layer="layout" svg:width="1.027cm" svg:height="0.582cm" svg:x="9.382cm" svg:y="20.923cm" svg:viewBox="0 0 1028 583" svg:d="M106 27h816c43 0 79 35 79 79v371c0 44-36 80-79 80h-816c-44 0-80-36-80-80v-371c0-44 36-79 80-79zM106 0h816c58 0 106 48 106 106v371c0 59-48 106-106 106h-816c-59 0-106-47-106-106v-371c0-58 47-106 106-106z">
          <text:p/>
        </draw:path>
        <draw:frame draw:style-name="gr3" draw:text-style-name="P4" draw:layer="layout" svg:width="5.566cm" svg:height="0.433cm" svg:x="3.81cm" svg:y="20.984cm">
          <draw:text-box>
            <text:p text:style-name="P2"><text:span text:style-name="T4">Plan </text:span><text:span text:style-name="T6">: définir les clés minimales pour </text:span></text:p>
          </draw:text-box>
        </draw:frame>
        <draw:frame draw:style-name="gr3" draw:text-style-name="P4" draw:layer="layout" svg:width="3.193cm" svg:height="0.433cm" svg:x="9.515cm" svg:y="20.984cm">
          <draw:text-box>
            <text:p text:style-name="P2"><text:span text:style-name="T5">free <text:s/></text:span><text:span text:style-name="T6">(seed ci‑dessus).</text:span></text:p>
          </draw:text-box>
        </draw:frame>
        <draw:path draw:style-name="gr1" draw:text-style-name="P1" draw:layer="layout" svg:width="2.551cm" svg:height="0.582cm" svg:x="7.359cm" svg:y="21.429cm" svg:viewBox="0 0 2552 583" svg:d="M106 27h2341c43 0 79 35 79 79v372c0 43-36 79-79 79h-2341c-43 0-79-36-79-79v-372c0-44 36-79 79-79zM106 0h2341c58 0 105 48 105 106v372c0 58-47 105-105 105h-2341c-58 0-106-47-106-105v-372c0-58 48-106 106-106z">
          <text:p/>
        </draw:path>
        <draw:frame draw:style-name="gr3" draw:text-style-name="P4" draw:layer="layout" svg:width="3.539cm" svg:height="0.433cm" svg:x="3.81cm" svg:y="21.49cm">
          <draw:text-box>
            <text:p text:style-name="P2"><text:span text:style-name="T4">Overrides utilisateur </text:span><text:span text:style-name="T6">: </text:span></text:p>
          </draw:text-box>
        </draw:frame>
        <draw:frame draw:style-name="gr3" draw:text-style-name="P4" draw:layer="layout" svg:width="1.997cm" svg:height="0.433cm" svg:x="7.492cm" svg:y="21.49cm">
          <draw:text-box>
            <text:p text:style-name="P2"><text:span text:style-name="T5">/admin/users</text:span></text:p>
          </draw:text-box>
        </draw:frame>
        <draw:path draw:style-name="gr1" draw:text-style-name="P1" draw:layer="layout" svg:width="3.313cm" svg:height="0.582cm" svg:x="10.37cm" svg:y="21.429cm" svg:viewBox="0 0 3314 583" svg:d="M106 27h3102c44 0 80 35 80 79v372c0 43-36 79-80 79h-3102c-44 0-79-36-79-79v-372c0-44 35-79 79-79zM106 0h3102c59 0 106 48 106 106v372c0 58-47 105-106 105h-3102c-58 0-106-47-106-105v-372c0-58 48-106 106-106z">
          <text:p/>
        </draw:path>
        <draw:frame draw:style-name="gr3" draw:text-style-name="P4" draw:layer="layout" svg:width="0.496cm" svg:height="0.357cm" svg:x="9.911cm" svg:y="21.542cm">
          <draw:text-box>
            <text:p text:style-name="P2"><text:span text:style-name="T7"><text:s/>→ </text:span></text:p>
          </draw:text-box>
        </draw:frame>
        <draw:path draw:style-name="gr1" draw:text-style-name="P1" draw:layer="layout" svg:width="2.551cm" svg:height="0.582cm" svg:x="14.519cm" svg:y="21.429cm" svg:viewBox="0 0 2552 583" svg:d="M106 27h2340c44 0 80 35 80 79v372c0 43-36 79-80 79h-2340c-44 0-79-36-79-79v-372c0-44 35-79 79-79zM106 0h2340c59 0 106 48 106 106v372c0 58-47 105-106 105h-2340c-58 0-106-47-106-105v-372c0-58 48-106 106-106z">
          <text:p/>
        </draw:path>
        <draw:frame draw:style-name="gr3" draw:text-style-name="P4" draw:layer="layout" svg:width="3.281cm" svg:height="0.433cm" svg:x="10.503cm" svg:y="21.49cm">
          <draw:text-box>
            <text:p text:style-name="P2"><text:span text:style-name="T5">daily_send_limit <text:s/></text:span><text:span text:style-name="T6">avec </text:span></text:p>
          </draw:text-box>
        </draw:frame>
        <draw:frame draw:style-name="gr3" draw:text-style-name="P4" draw:layer="layout" svg:width="1.88cm" svg:height="0.433cm" svg:x="14.652cm" svg:y="21.49cm">
          <draw:text-box>
            <text:p text:style-name="P2"><text:span text:style-name="T5">{limit:9999}</text:span><text:span text:style-name="T6"> .</text:span></text:p>
          </draw:text-box>
        </draw:frame>
        <draw:path draw:style-name="gr1" draw:text-style-name="P1" draw:layer="layout" svg:width="4.837cm" svg:height="0.582cm" svg:x="11.32cm" svg:y="21.92cm" svg:viewBox="0 0 4838 583" svg:d="M106 27h4627c43 0 79 35 79 79v370c0 45-36 81-79 81h-4627c-44 0-79-36-79-81v-370c0-44 35-79 79-79zM106 0h4627c58 0 105 48 105 106v370c0 60-47 107-105 107h-4627c-58 0-106-47-106-107v-370c0-58 48-106 106-106z">
          <text:p/>
        </draw:path>
        <draw:frame draw:style-name="gr3" draw:text-style-name="P4" draw:layer="layout" svg:width="7.529cm" svg:height="0.433cm" svg:x="3.81cm" svg:y="21.981cm">
          <draw:text-box>
            <text:p text:style-name="P2"><text:span text:style-name="T4">Cohorte + boosts </text:span><text:span text:style-name="T6">: créer une cohorte, ajouter des </text:span></text:p>
          </draw:text-box>
        </draw:frame>
        <draw:frame draw:style-name="gr3" draw:text-style-name="P4" draw:layer="layout" svg:width="3.921cm" svg:height="0.433cm" svg:x="11.453cm" svg:y="21.981cm">
          <draw:text-box>
            <text:p text:style-name="P2"><text:span text:style-name="T5">cohort_feature_overrides</text:span><text:span text:style-name="T6"> .</text:span></text:p>
          </draw:text-box>
        </draw:frame>
        <draw:path draw:style-name="gr1" draw:text-style-name="P1" draw:layer="layout" svg:width="4.837cm" svg:height="0.582cm" svg:x="5.093cm" svg:y="22.411cm" svg:viewBox="0 0 4838 583" svg:d="M106 27h4626c44 0 80 35 80 79v370c0 44-36 80-80 80h-4626c-44 0-80-36-80-80v-370c0-44 36-79 80-79zM106 0h4626c59 0 106 48 106 106v370c0 59-47 107-106 107h-4626c-59 0-106-48-106-107v-370c0-58 47-106 106-106z">
          <text:p/>
        </draw:path>
        <draw:frame draw:style-name="gr3" draw:text-style-name="P4" draw:layer="layout" svg:width="1.282cm" svg:height="0.433cm" svg:x="3.81cm" svg:y="22.472cm">
          <draw:text-box>
            <text:p text:style-name="P2"><text:span text:style-name="T4">Debug </text:span><text:span text:style-name="T6">: </text:span></text:p>
          </draw:text-box>
        </draw:frame>
        <draw:frame draw:style-name="gr3" draw:text-style-name="P4" draw:layer="layout" svg:width="10.428cm" svg:height="0.433cm" svg:x="5.226cm" svg:y="22.472cm">
          <draw:text-box>
            <text:p text:style-name="P2"><text:span text:style-name="T5">/admin/feature-debug-all <text:s/></text:span><text:span text:style-name="T6">(nouvelle version) ou appeler directement : </text:span></text:p>
          </draw:text-box>
        </draw:frame>
        <draw:frame draw:style-name="gr3" draw:text-style-name="P4" draw:layer="layout" svg:width="10.346cm" svg:height="0.433cm" svg:x="4.154cm" svg:y="23.61cm">
          <draw:text-box>
            <text:p text:style-name="P2"><text:span text:style-name="T10">select</text:span><text:span text:style-name="T5"> *</text:span><text:span text:style-name="T10"> from</text:span><text:span text:style-name="T5"> effective_features_for_email(</text:span><text:span text:style-name="T11">'ton.email@domaine.com'</text:span><text:span text:style-name="T5">);</text:span></text:p>
          </draw:text-box>
        </draw:frame>
        <draw:frame draw:style-name="gr3" draw:text-style-name="P4" draw:layer="layout" svg:width="0.677cm" svg:height="0.433cm" svg:x="4.154cm" svg:y="24.086cm">
          <draw:text-box>
            <text:p text:style-name="P2"><text:span text:style-name="T9">-- ou</text:span></text:p>
          </draw:text-box>
        </draw:frame>
        <draw:frame draw:style-name="gr3" draw:text-style-name="P4" draw:layer="layout" svg:width="9.686cm" svg:height="0.433cm" svg:x="4.154cm" svg:y="24.562cm">
          <draw:text-box>
            <text:p text:style-name="P2"><text:span text:style-name="T10">select</text:span><text:span text:style-name="T5"> *</text:span><text:span text:style-name="T10"> from</text:span><text:span text:style-name="T5"> debug_layers_for_email(</text:span><text:span text:style-name="T11">'ton.email@domaine.com'</text:span><text:span text:style-name="T5">);</text:span></text:p>
          </draw:text-box>
        </draw:frame>
        <draw:frame draw:style-name="gr3" draw:text-style-name="P4" draw:layer="layout" svg:width="0.351cm" svg:height="0.433cm" svg:x="3.461cm" svg:y="20.984cm">
          <draw:text-box>
            <text:p text:style-name="P2"><text:span text:style-name="T6">1. </text:span></text:p>
          </draw:text-box>
        </draw:frame>
        <draw:frame draw:style-name="gr3" draw:text-style-name="P4" draw:layer="layout" svg:width="0.351cm" svg:height="0.433cm" svg:x="3.461cm" svg:y="21.475cm">
          <draw:text-box>
            <text:p text:style-name="P2"><text:span text:style-name="T6">2. </text:span></text:p>
          </draw:text-box>
        </draw:frame>
        <draw:frame draw:style-name="gr3" draw:text-style-name="P4" draw:layer="layout" svg:width="0.351cm" svg:height="0.433cm" svg:x="3.461cm" svg:y="21.981cm">
          <draw:text-box>
            <text:p text:style-name="P2"><text:span text:style-name="T6">3. </text:span></text:p>
          </draw:text-box>
        </draw:frame>
        <draw:frame draw:style-name="gr3" draw:text-style-name="P4" draw:layer="layout" svg:width="0.351cm" svg:height="0.433cm" svg:x="3.461cm" svg:y="22.472cm">
          <draw:text-box>
            <text:p text:style-name="P2"><text:span text:style-name="T6">4. </text:span></text:p>
          </draw:text-box>
        </draw:frame>
        <draw:frame draw:style-name="gr3" draw:text-style-name="P4" draw:layer="layout" svg:width="0.317cm" svg:height="0.433cm" svg:x="10.409cm" svg:y="28.214cm">
          <draw:text-box>
            <text:p text:style-name="P2"><text:span text:style-name="T12">4</text:span></text:p>
          </draw:text-box>
        </draw:frame>
      </draw:page>
      <draw:page draw:name="page5" draw:style-name="dp1" draw:master-page-name="master-page58">
        <draw:polygon draw:style-name="gr1" draw:text-style-name="P1" draw:layer="layout" svg:width="15.497cm" svg:height="0.026cm" svg:x="2.751cm" svg:y="5.622cm" svg:viewBox="0 0 15498 27" draw:points="15498,27 0,27 0,0 15498,0">
          <text:p/>
        </draw:polygon>
        <draw:frame draw:style-name="gr4" draw:text-style-name="P5" draw:layer="layout" svg:width="3.08cm" svg:height="0.649cm" svg:x="2.752cm" svg:y="2.573cm">
          <draw:text-box>
            <text:p text:style-name="P2"><text:span text:style-name="T3">6) Rappels UI</text:span></text:p>
          </draw:text-box>
        </draw:frame>
        <draw:path draw:style-name="gr1" draw:text-style-name="P1" draw:layer="layout" svg:width="2.551cm" svg:height="0.582cm" svg:x="10.667cm" svg:y="3.611cm" svg:viewBox="0 0 2552 583" svg:d="M106 26h2340c44 0 80 36 80 80v371c0 44-36 80-80 80h-2340c-44 0-79-36-79-80v-371c0-44 35-80 79-80zM106 0h2340c58 0 106 48 106 106v371c0 58-48 106-106 106h-2340c-58 0-106-48-106-106v-371c0-58 48-106 106-106z">
          <text:p/>
        </draw:path>
        <draw:frame draw:style-name="gr3" draw:text-style-name="P4" draw:layer="layout" svg:width="6.86cm" svg:height="0.433cm" svg:x="3.81cm" svg:y="3.672cm">
          <draw:text-box>
            <text:p text:style-name="P2"><text:span text:style-name="T6">Les champs JSON des pages Admin acceptent </text:span></text:p>
          </draw:text-box>
        </draw:frame>
        <draw:path draw:style-name="gr1" draw:text-style-name="P1" draw:layer="layout" svg:width="3.503cm" svg:height="0.582cm" svg:x="13.772cm" svg:y="3.611cm" svg:viewBox="0 0 3504 583" svg:d="M105 26h3293c44 0 80 36 80 80v371c0 44-36 80-80 80h-3293c-43 0-79-36-79-80v-371c0-44 36-80 79-80zM105 0h3293c58 0 106 48 106 106v371c0 58-48 106-106 106h-3293c-58 0-105-48-105-106v-371c0-58 47-106 105-106z">
          <text:p/>
        </draw:path>
        <draw:frame draw:style-name="gr3" draw:text-style-name="P4" draw:layer="layout" svg:width="2.348cm" svg:height="0.433cm" svg:x="10.8cm" svg:y="3.672cm">
          <draw:text-box>
            <text:p text:style-name="P2"><text:span text:style-name="T5">{limit:9999} <text:s/></text:span><text:span text:style-name="T6">ou </text:span></text:p>
          </draw:text-box>
        </draw:frame>
        <draw:frame draw:style-name="gr3" draw:text-style-name="P4" draw:layer="layout" svg:width="2.825cm" svg:height="0.433cm" svg:x="13.904cm" svg:y="3.672cm">
          <draw:text-box>
            <text:p text:style-name="P2"><text:span text:style-name="T5">{'multiplier': 2} <text:s/></text:span><text:span text:style-name="T6">: ils</text:span></text:p>
          </draw:text-box>
        </draw:frame>
        <draw:frame draw:style-name="gr3" draw:text-style-name="P4" draw:layer="layout" svg:width="4.717cm" svg:height="0.433cm" svg:x="3.81cm" svg:y="4.163cm">
          <draw:text-box>
            <text:p text:style-name="P2"><text:span text:style-name="T6">sont normalisés en JSON valide.</text:span></text:p>
          </draw:text-box>
        </draw:frame>
        <draw:frame draw:style-name="gr3" draw:text-style-name="P4" draw:layer="layout" svg:width="7.199cm" svg:height="0.433cm" svg:x="3.81cm" svg:y="4.639cm">
          <draw:text-box>
            <text:p text:style-name="P2"><text:span text:style-name="T6">Fond gris doux, lexique FR/EN en bas des pages.</text:span></text:p>
          </draw:text-box>
        </draw:frame>
        <draw:frame draw:style-name="gr3" draw:text-style-name="P4" draw:layer="layout" svg:width="0.567cm" svg:height="0.433cm" svg:x="2.752cm" svg:y="6.2cm">
          <draw:text-box>
            <text:p text:style-name="P2"><text:span text:style-name="T4">Fin.</text:span></text:p>
          </draw:text-box>
        </draw:frame>
        <draw:frame draw:style-name="gr3" draw:text-style-name="P4" draw:layer="layout" svg:width="0.317cm" svg:height="0.433cm" svg:x="3.608cm" svg:y="3.672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3.608cm" svg:y="4.639cm">
          <draw:text-box>
            <text:p text:style-name="P2"><text:span text:style-name="T6">• </text:span></text:p>
          </draw:text-box>
        </draw:frame>
        <draw:frame draw:style-name="gr3" draw:text-style-name="P4" draw:layer="layout" svg:width="0.317cm" svg:height="0.433cm" svg:x="10.409cm" svg:y="28.214cm">
          <draw:text-box>
            <text:p text:style-name="P2"><text:span text:style-name="T1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-Color-Emoji" svg:font-family="Noto-Color-Emoji"/>
    <style:font-face style:name="Noto-Mono" svg:font-family="Noto-Mono"/>
    <style:font-face style:name="Noto-Sans" svg:font-family="Noto-Sans"/>
    <style:font-face style:name="Noto-Sans-CJK-JP" svg:font-family="Noto-Sans-CJK-JP"/>
    <style:font-face style:name="Noto-Sans-Mono" svg:font-family="Noto-Sans-Mono"/>
    <style:font-face style:name="NotoMono" svg:font-family="NotoMono"/>
    <style:font-face style:name="NotoSans" svg:font-family="NotoSans"/>
    <style:font-face style:name="NotoSansBold" svg:font-family="NotoSansBold"/>
    <style:font-face style:name="NotoSansCJKJP" svg:font-family="NotoSansCJKJP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fill-image42" xlink:href="Pictures/100000010000000C0000000CADEFFC2D.png" xlink:type="simple" xlink:show="embed" xlink:actuate="onLoad"/>
    <draw:fill-image draw:name="fill-image45" xlink:href="Pictures/100000010000000C0000000C5B927C3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266"/>
    <meta:generator>LibreOffice/25.2.5.2$Windows_X86_64 LibreOffice_project/03d19516eb2e1dd5d4ccd751a0d6f35f35e08022</meta:generator>
  </office:meta>
</office:document-meta>
</file>